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&amp;l / nm</text:p>
          </table:table-cell>
          <table:table-cell office:value-type="string" calcext:value-type="string">
            <text:p>I_1 / %</text:p>
          </table:table-cell>
        </table:table-row>
        <table:table-row table:style-name="ro1">
          <table:table-cell office:value-type="float" office:value="178.8" calcext:value-type="float">
            <text:p>17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2" calcext:value-type="float">
            <text:p>179,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79.6" calcext:value-type="float">
            <text:p>179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80.4" calcext:value-type="float">
            <text:p>180,4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80.7" calcext:value-type="float">
            <text:p>18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1.1" calcext:value-type="float">
            <text:p>181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1.5" calcext:value-type="float">
            <text:p>181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1.9" calcext:value-type="float">
            <text:p>181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2.2" calcext:value-type="float">
            <text:p>18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2.6" calcext:value-type="float">
            <text:p>182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3.4" calcext:value-type="float">
            <text:p>183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3.8" calcext:value-type="float">
            <text:p>183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4.1" calcext:value-type="float">
            <text:p>18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4.5" calcext:value-type="float">
            <text:p>184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4.9" calcext:value-type="float">
            <text:p>184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5.3" calcext:value-type="float">
            <text:p>185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5.6" calcext:value-type="float">
            <text:p>185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6.4" calcext:value-type="float">
            <text:p>186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6.8" calcext:value-type="float">
            <text:p>186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7.1" calcext:value-type="float">
            <text:p>187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7.5" calcext:value-type="float">
            <text:p>187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7.9" calcext:value-type="float">
            <text:p>187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8.3" calcext:value-type="float">
            <text:p>188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8.7" calcext:value-type="float">
            <text:p>18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9.4" calcext:value-type="float">
            <text:p>189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9.8" calcext:value-type="float">
            <text:p>189,8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0.2" calcext:value-type="float">
            <text:p>190,2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0.5" calcext:value-type="float">
            <text:p>190,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0.9" calcext:value-type="float">
            <text:p>190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1.3" calcext:value-type="float">
            <text:p>191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1.7" calcext:value-type="float">
            <text:p>191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2.4" calcext:value-type="float">
            <text:p>192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2.8" calcext:value-type="float">
            <text:p>192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3.2" calcext:value-type="float">
            <text:p>19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3.6" calcext:value-type="float">
            <text:p>193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3.9" calcext:value-type="float">
            <text:p>193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4.3" calcext:value-type="float">
            <text:p>19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4.7" calcext:value-type="float">
            <text:p>194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5.1" calcext:value-type="float">
            <text:p>195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5.4" calcext:value-type="float">
            <text:p>195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5.8" calcext:value-type="float">
            <text:p>195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6.2" calcext:value-type="float">
            <text:p>196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6.6" calcext:value-type="float">
            <text:p>196,6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6.9" calcext:value-type="float">
            <text:p>196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7.3" calcext:value-type="float">
            <text:p>197,3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7.7" calcext:value-type="float">
            <text:p>197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8.1" calcext:value-type="float">
            <text:p>198,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8.4" calcext:value-type="float">
            <text:p>198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8.8" calcext:value-type="float">
            <text:p>198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9.2" calcext:value-type="float">
            <text:p>199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9.6" calcext:value-type="float">
            <text:p>199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0.3" calcext:value-type="float">
            <text:p>200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0.7" calcext:value-type="float">
            <text:p>20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1.1" calcext:value-type="float">
            <text:p>201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1.5" calcext:value-type="float">
            <text:p>20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1.8" calcext:value-type="float">
            <text:p>201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2.2" calcext:value-type="float">
            <text:p>20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2.6" calcext:value-type="float">
            <text:p>202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3.3" calcext:value-type="float">
            <text:p>203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3.7" calcext:value-type="float">
            <text:p>203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4.1" calcext:value-type="float">
            <text:p>20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4.5" calcext:value-type="float">
            <text:p>204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4.8" calcext:value-type="float">
            <text:p>20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5.2" calcext:value-type="float">
            <text:p>205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5.6" calcext:value-type="float">
            <text:p>205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6.3" calcext:value-type="float">
            <text:p>20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6.7" calcext:value-type="float">
            <text:p>206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7.1" calcext:value-type="float">
            <text:p>20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7.5" calcext:value-type="float">
            <text:p>207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7.8" calcext:value-type="float">
            <text:p>207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8.2" calcext:value-type="float">
            <text:p>208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8.6" calcext:value-type="float">
            <text:p>208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09.4" calcext:value-type="float">
            <text:p>209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09.7" calcext:value-type="float">
            <text:p>209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10.1" calcext:value-type="float">
            <text:p>210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.5" calcext:value-type="float">
            <text:p>210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10.9" calcext:value-type="float">
            <text:p>210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11.2" calcext:value-type="float">
            <text:p>21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1.6" calcext:value-type="float">
            <text:p>21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2.4" calcext:value-type="float">
            <text:p>212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2.7" calcext:value-type="float">
            <text:p>212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3.1" calcext:value-type="float">
            <text:p>21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3.5" calcext:value-type="float">
            <text:p>213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13.9" calcext:value-type="float">
            <text:p>213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14.2" calcext:value-type="float">
            <text:p>214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14.6" calcext:value-type="float">
            <text:p>214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5.4" calcext:value-type="float">
            <text:p>21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5.7" calcext:value-type="float">
            <text:p>21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6.1" calcext:value-type="float">
            <text:p>21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6.5" calcext:value-type="float">
            <text:p>21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6.9" calcext:value-type="float">
            <text:p>21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7.2" calcext:value-type="float">
            <text:p>21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7.6" calcext:value-type="float">
            <text:p>217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18.4" calcext:value-type="float">
            <text:p>21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8.7" calcext:value-type="float">
            <text:p>218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9.1" calcext:value-type="float">
            <text:p>21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19.5" calcext:value-type="float">
            <text:p>219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9.9" calcext:value-type="float">
            <text:p>219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0.2" calcext:value-type="float">
            <text:p>22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0.6" calcext:value-type="float">
            <text:p>22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21.4" calcext:value-type="float">
            <text:p>221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21.7" calcext:value-type="float">
            <text:p>221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2.1" calcext:value-type="float">
            <text:p>222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2.5" calcext:value-type="float">
            <text:p>22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2.9" calcext:value-type="float">
            <text:p>222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3.2" calcext:value-type="float">
            <text:p>223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3.6" calcext:value-type="float">
            <text:p>223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4.4" calcext:value-type="float">
            <text:p>22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4.7" calcext:value-type="float">
            <text:p>224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25.1" calcext:value-type="float">
            <text:p>225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25.5" calcext:value-type="float">
            <text:p>22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5.9" calcext:value-type="float">
            <text:p>225,9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226.2" calcext:value-type="float">
            <text:p>226,2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226.6" calcext:value-type="float">
            <text:p>226,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27.3" calcext:value-type="float">
            <text:p>227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7.7" calcext:value-type="float">
            <text:p>22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8.1" calcext:value-type="float">
            <text:p>22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28.5" calcext:value-type="float">
            <text:p>228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28.8" calcext:value-type="float">
            <text:p>228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29.2" calcext:value-type="float">
            <text:p>229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29.6" calcext:value-type="float">
            <text:p>229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0.3" calcext:value-type="float">
            <text:p>230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0.7" calcext:value-type="float">
            <text:p>23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1.1" calcext:value-type="float">
            <text:p>231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1.5" calcext:value-type="float">
            <text:p>23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1.8" calcext:value-type="float">
            <text:p>231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2.2" calcext:value-type="float">
            <text:p>232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2.6" calcext:value-type="float">
            <text:p>232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3.3" calcext:value-type="float">
            <text:p>233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3.7" calcext:value-type="float">
            <text:p>233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4.1" calcext:value-type="float">
            <text:p>234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4.5" calcext:value-type="float">
            <text:p>234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4.8" calcext:value-type="float">
            <text:p>23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5.2" calcext:value-type="float">
            <text:p>23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5.6" calcext:value-type="float">
            <text:p>235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6.3" calcext:value-type="float">
            <text:p>236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6.7" calcext:value-type="float">
            <text:p>236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7.1" calcext:value-type="float">
            <text:p>23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37.4" calcext:value-type="float">
            <text:p>237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7.8" calcext:value-type="float">
            <text:p>237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38.2" calcext:value-type="float">
            <text:p>238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38.6" calcext:value-type="float">
            <text:p>238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8.9" calcext:value-type="float">
            <text:p>238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39.3" calcext:value-type="float">
            <text:p>239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39.7" calcext:value-type="float">
            <text:p>23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40.1" calcext:value-type="float">
            <text:p>240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0.4" calcext:value-type="float">
            <text:p>24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40.8" calcext:value-type="float">
            <text:p>24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41.2" calcext:value-type="float">
            <text:p>241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41.6" calcext:value-type="float">
            <text:p>241,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1.9" calcext:value-type="float">
            <text:p>241,9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42.3" calcext:value-type="float">
            <text:p>242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.7" calcext:value-type="float">
            <text:p>242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43.4" calcext:value-type="float">
            <text:p>243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43.8" calcext:value-type="float">
            <text:p>243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44.2" calcext:value-type="float">
            <text:p>244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44.5" calcext:value-type="float">
            <text:p>244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4.9" calcext:value-type="float">
            <text:p>244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5.3" calcext:value-type="float">
            <text:p>245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5.7" calcext:value-type="float">
            <text:p>24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6.4" calcext:value-type="float">
            <text:p>24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6.8" calcext:value-type="float">
            <text:p>246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7.1" calcext:value-type="float">
            <text:p>24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47.5" calcext:value-type="float">
            <text:p>247,5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247.9" calcext:value-type="float">
            <text:p>247,9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48.3" calcext:value-type="float">
            <text:p>248,3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48.6" calcext:value-type="float">
            <text:p>248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49.4" calcext:value-type="float">
            <text:p>249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49.8" calcext:value-type="float">
            <text:p>24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0.1" calcext:value-type="float">
            <text:p>250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0.5" calcext:value-type="float">
            <text:p>250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0.9" calcext:value-type="float">
            <text:p>25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1.2" calcext:value-type="float">
            <text:p>25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1.6" calcext:value-type="float">
            <text:p>25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52.4" calcext:value-type="float">
            <text:p>25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2.7" calcext:value-type="float">
            <text:p>252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3.1" calcext:value-type="float">
            <text:p>253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53.5" calcext:value-type="float">
            <text:p>253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53.9" calcext:value-type="float">
            <text:p>253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4.2" calcext:value-type="float">
            <text:p>254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54.6" calcext:value-type="float">
            <text:p>254,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55.3" calcext:value-type="float">
            <text:p>25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5.7" calcext:value-type="float">
            <text:p>25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6.1" calcext:value-type="float">
            <text:p>25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6.5" calcext:value-type="float">
            <text:p>256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56.8" calcext:value-type="float">
            <text:p>25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7.2" calcext:value-type="float">
            <text:p>25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7.6" calcext:value-type="float">
            <text:p>257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58.3" calcext:value-type="float">
            <text:p>258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58.7" calcext:value-type="float">
            <text:p>258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59.1" calcext:value-type="float">
            <text:p>25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9.4" calcext:value-type="float">
            <text:p>25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59.8" calcext:value-type="float">
            <text:p>25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0.2" calcext:value-type="float">
            <text:p>260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0.6" calcext:value-type="float">
            <text:p>26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0.9" calcext:value-type="float">
            <text:p>26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1.3" calcext:value-type="float">
            <text:p>26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1.7" calcext:value-type="float">
            <text:p>261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62.4" calcext:value-type="float">
            <text:p>262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62.8" calcext:value-type="float">
            <text:p>262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63.2" calcext:value-type="float">
            <text:p>263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63.5" calcext:value-type="float">
            <text:p>263,5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63.9" calcext:value-type="float">
            <text:p>263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.3" calcext:value-type="float">
            <text:p>264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64.6" calcext:value-type="float">
            <text:p>26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5.4" calcext:value-type="float">
            <text:p>26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5.8" calcext:value-type="float">
            <text:p>26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6.1" calcext:value-type="float">
            <text:p>266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66.5" calcext:value-type="float">
            <text:p>266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6.9" calcext:value-type="float">
            <text:p>26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7.2" calcext:value-type="float">
            <text:p>267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7.6" calcext:value-type="float">
            <text:p>26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68.4" calcext:value-type="float">
            <text:p>268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68.7" calcext:value-type="float">
            <text:p>268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69.1" calcext:value-type="float">
            <text:p>26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69.5" calcext:value-type="float">
            <text:p>269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9.8" calcext:value-type="float">
            <text:p>269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70.2" calcext:value-type="float">
            <text:p>270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70.6" calcext:value-type="float">
            <text:p>27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1.3" calcext:value-type="float">
            <text:p>27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1.7" calcext:value-type="float">
            <text:p>271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2.1" calcext:value-type="float">
            <text:p>272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2.4" calcext:value-type="float">
            <text:p>272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2.8" calcext:value-type="float">
            <text:p>27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3.2" calcext:value-type="float">
            <text:p>273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3.6" calcext:value-type="float">
            <text:p>273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73.9" calcext:value-type="float">
            <text:p>273,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274.3" calcext:value-type="float">
            <text:p>274,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274.7" calcext:value-type="float">
            <text:p>274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75.4" calcext:value-type="float">
            <text:p>27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5.8" calcext:value-type="float">
            <text:p>275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6.1" calcext:value-type="float">
            <text:p>27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6.5" calcext:value-type="float">
            <text:p>276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6.9" calcext:value-type="float">
            <text:p>27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7.3" calcext:value-type="float">
            <text:p>27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7.6" calcext:value-type="float">
            <text:p>27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8.4" calcext:value-type="float">
            <text:p>278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78.7" calcext:value-type="float">
            <text:p>278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9.1" calcext:value-type="float">
            <text:p>27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9.5" calcext:value-type="float">
            <text:p>27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79.9" calcext:value-type="float">
            <text:p>279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80.2" calcext:value-type="float">
            <text:p>280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80.6" calcext:value-type="float">
            <text:p>28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1.3" calcext:value-type="float">
            <text:p>28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1.7" calcext:value-type="float">
            <text:p>281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2.1" calcext:value-type="float">
            <text:p>282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82.4" calcext:value-type="float">
            <text:p>282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82.8" calcext:value-type="float">
            <text:p>282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3.2" calcext:value-type="float">
            <text:p>28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3.6" calcext:value-type="float">
            <text:p>283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3.9" calcext:value-type="float">
            <text:p>283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84.3" calcext:value-type="float">
            <text:p>284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84.7" calcext:value-type="float">
            <text:p>284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5.4" calcext:value-type="float">
            <text:p>28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5.8" calcext:value-type="float">
            <text:p>285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6.1" calcext:value-type="float">
            <text:p>28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6.5" calcext:value-type="float">
            <text:p>28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6.9" calcext:value-type="float">
            <text:p>286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7.3" calcext:value-type="float">
            <text:p>28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87.6" calcext:value-type="float">
            <text:p>287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88.4" calcext:value-type="float">
            <text:p>288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88.7" calcext:value-type="float">
            <text:p>288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89.1" calcext:value-type="float">
            <text:p>28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89.5" calcext:value-type="float">
            <text:p>289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89.8" calcext:value-type="float">
            <text:p>289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0.2" calcext:value-type="float">
            <text:p>29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0.6" calcext:value-type="float">
            <text:p>29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1.3" calcext:value-type="float">
            <text:p>291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91.7" calcext:value-type="float">
            <text:p>291,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92.1" calcext:value-type="float">
            <text:p>292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.4" calcext:value-type="float">
            <text:p>292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92.8" calcext:value-type="float">
            <text:p>292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93.2" calcext:value-type="float">
            <text:p>293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93.5" calcext:value-type="float">
            <text:p>293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93.9" calcext:value-type="float">
            <text:p>293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4.3" calcext:value-type="float">
            <text:p>29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4.6" calcext:value-type="float">
            <text:p>29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5.4" calcext:value-type="float">
            <text:p>295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95.8" calcext:value-type="float">
            <text:p>295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96.1" calcext:value-type="float">
            <text:p>296,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96.5" calcext:value-type="float">
            <text:p>296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.9" calcext:value-type="float">
            <text:p>296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7.2" calcext:value-type="float">
            <text:p>297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7.6" calcext:value-type="float">
            <text:p>29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8.3" calcext:value-type="float">
            <text:p>298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8.7" calcext:value-type="float">
            <text:p>29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9.1" calcext:value-type="float">
            <text:p>29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99.4" calcext:value-type="float">
            <text:p>299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99.8" calcext:value-type="float">
            <text:p>299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00.2" calcext:value-type="float">
            <text:p>30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0.6" calcext:value-type="float">
            <text:p>30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0.9" calcext:value-type="float">
            <text:p>30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1.3" calcext:value-type="float">
            <text:p>30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1.7" calcext:value-type="float">
            <text:p>301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2.4" calcext:value-type="float">
            <text:p>30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2.8" calcext:value-type="float">
            <text:p>302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3.1" calcext:value-type="float">
            <text:p>303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3.5" calcext:value-type="float">
            <text:p>303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3.9" calcext:value-type="float">
            <text:p>303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4.2" calcext:value-type="float">
            <text:p>304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4.6" calcext:value-type="float">
            <text:p>304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5.3" calcext:value-type="float">
            <text:p>30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5.7" calcext:value-type="float">
            <text:p>30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6.1" calcext:value-type="float">
            <text:p>30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6.4" calcext:value-type="float">
            <text:p>306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06.8" calcext:value-type="float">
            <text:p>306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7.2" calcext:value-type="float">
            <text:p>30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7.6" calcext:value-type="float">
            <text:p>307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7.9" calcext:value-type="float">
            <text:p>307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8.3" calcext:value-type="float">
            <text:p>308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08.7" calcext:value-type="float">
            <text:p>308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9.4" calcext:value-type="float">
            <text:p>309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09.8" calcext:value-type="float">
            <text:p>309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10.1" calcext:value-type="float">
            <text:p>310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10.5" calcext:value-type="float">
            <text:p>310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10.9" calcext:value-type="float">
            <text:p>31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1.2" calcext:value-type="float">
            <text:p>311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11.6" calcext:value-type="float">
            <text:p>31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2.3" calcext:value-type="float">
            <text:p>31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2.7" calcext:value-type="float">
            <text:p>312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3.1" calcext:value-type="float">
            <text:p>31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13.4" calcext:value-type="float">
            <text:p>313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3.8" calcext:value-type="float">
            <text:p>313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4.2" calcext:value-type="float">
            <text:p>314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4.5" calcext:value-type="float">
            <text:p>314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4.9" calcext:value-type="float">
            <text:p>314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15.3" calcext:value-type="float">
            <text:p>315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15.6" calcext:value-type="float">
            <text:p>315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16.4" calcext:value-type="float">
            <text:p>316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6.8" calcext:value-type="float">
            <text:p>31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7.1" calcext:value-type="float">
            <text:p>31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7.5" calcext:value-type="float">
            <text:p>317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7.9" calcext:value-type="float">
            <text:p>317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18.2" calcext:value-type="float">
            <text:p>318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18.6" calcext:value-type="float">
            <text:p>318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19.3" calcext:value-type="float">
            <text:p>319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19.7" calcext:value-type="float">
            <text:p>319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0.1" calcext:value-type="float">
            <text:p>32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0.4" calcext:value-type="float">
            <text:p>32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0.8" calcext:value-type="float">
            <text:p>32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1.2" calcext:value-type="float">
            <text:p>32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1.5" calcext:value-type="float">
            <text:p>32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1.9" calcext:value-type="float">
            <text:p>321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2.3" calcext:value-type="float">
            <text:p>322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2.6" calcext:value-type="float">
            <text:p>322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3.4" calcext:value-type="float">
            <text:p>32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3.7" calcext:value-type="float">
            <text:p>323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4.1" calcext:value-type="float">
            <text:p>32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4.5" calcext:value-type="float">
            <text:p>324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4.8" calcext:value-type="float">
            <text:p>32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5.2" calcext:value-type="float">
            <text:p>32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5.6" calcext:value-type="float">
            <text:p>325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5.9" calcext:value-type="float">
            <text:p>325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6.3" calcext:value-type="float">
            <text:p>32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6.7" calcext:value-type="float">
            <text:p>32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7.4" calcext:value-type="float">
            <text:p>32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7.8" calcext:value-type="float">
            <text:p>327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8.1" calcext:value-type="float">
            <text:p>328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8.5" calcext:value-type="float">
            <text:p>328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8.9" calcext:value-type="float">
            <text:p>32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29.2" calcext:value-type="float">
            <text:p>329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29.6" calcext:value-type="float">
            <text:p>329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30.3" calcext:value-type="float">
            <text:p>330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0.7" calcext:value-type="float">
            <text:p>33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1.1" calcext:value-type="float">
            <text:p>331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1.4" calcext:value-type="float">
            <text:p>331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1.8" calcext:value-type="float">
            <text:p>331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32.2" calcext:value-type="float">
            <text:p>332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2.5" calcext:value-type="float">
            <text:p>332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2.9" calcext:value-type="float">
            <text:p>332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3.3" calcext:value-type="float">
            <text:p>333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3.6" calcext:value-type="float">
            <text:p>333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4.4" calcext:value-type="float">
            <text:p>33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4.7" calcext:value-type="float">
            <text:p>334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5.1" calcext:value-type="float">
            <text:p>335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5.5" calcext:value-type="float">
            <text:p>33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5.8" calcext:value-type="float">
            <text:p>33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6.2" calcext:value-type="float">
            <text:p>336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6.5" calcext:value-type="float">
            <text:p>33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6.9" calcext:value-type="float">
            <text:p>336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7.3" calcext:value-type="float">
            <text:p>33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7.6" calcext:value-type="float">
            <text:p>33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8.4" calcext:value-type="float">
            <text:p>338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38.7" calcext:value-type="float">
            <text:p>338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39.1" calcext:value-type="float">
            <text:p>339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9.5" calcext:value-type="float">
            <text:p>33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39.8" calcext:value-type="float">
            <text:p>339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40.2" calcext:value-type="float">
            <text:p>340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0.6" calcext:value-type="float">
            <text:p>34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0.9" calcext:value-type="float">
            <text:p>34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1.3" calcext:value-type="float">
            <text:p>34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1.7" calcext:value-type="float">
            <text:p>341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42.4" calcext:value-type="float">
            <text:p>342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2.8" calcext:value-type="float">
            <text:p>342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3.1" calcext:value-type="float">
            <text:p>343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3.5" calcext:value-type="float">
            <text:p>343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3.9" calcext:value-type="float">
            <text:p>343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44.2" calcext:value-type="float">
            <text:p>344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44.6" calcext:value-type="float">
            <text:p>34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45.3" calcext:value-type="float">
            <text:p>34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5.7" calcext:value-type="float">
            <text:p>34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6.1" calcext:value-type="float">
            <text:p>34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6.4" calcext:value-type="float">
            <text:p>346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6.8" calcext:value-type="float">
            <text:p>346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7.1" calcext:value-type="float">
            <text:p>34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7.5" calcext:value-type="float">
            <text:p>347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7.9" calcext:value-type="float">
            <text:p>347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8.2" calcext:value-type="float">
            <text:p>348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8.6" calcext:value-type="float">
            <text:p>348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9.3" calcext:value-type="float">
            <text:p>349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9.7" calcext:value-type="float">
            <text:p>34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0.1" calcext:value-type="float">
            <text:p>350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0.4" calcext:value-type="float">
            <text:p>350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0.8" calcext:value-type="float">
            <text:p>35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1.2" calcext:value-type="float">
            <text:p>351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51.5" calcext:value-type="float">
            <text:p>351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51.9" calcext:value-type="float">
            <text:p>351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52.3" calcext:value-type="float">
            <text:p>35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2.6" calcext:value-type="float">
            <text:p>35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3.3" calcext:value-type="float">
            <text:p>353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53.7" calcext:value-type="float">
            <text:p>353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54.1" calcext:value-type="float">
            <text:p>35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4.4" calcext:value-type="float">
            <text:p>35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4.8" calcext:value-type="float">
            <text:p>35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5.2" calcext:value-type="float">
            <text:p>35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5.5" calcext:value-type="float">
            <text:p>35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5.9" calcext:value-type="float">
            <text:p>355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6.3" calcext:value-type="float">
            <text:p>35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56.6" calcext:value-type="float">
            <text:p>35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7.3" calcext:value-type="float">
            <text:p>357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7.7" calcext:value-type="float">
            <text:p>35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8.1" calcext:value-type="float">
            <text:p>358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58.4" calcext:value-type="float">
            <text:p>358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58.8" calcext:value-type="float">
            <text:p>358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59.2" calcext:value-type="float">
            <text:p>359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59.5" calcext:value-type="float">
            <text:p>359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59.9" calcext:value-type="float">
            <text:p>359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0.3" calcext:value-type="float">
            <text:p>360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0.6" calcext:value-type="float">
            <text:p>36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61.4" calcext:value-type="float">
            <text:p>361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1.7" calcext:value-type="float">
            <text:p>361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2.1" calcext:value-type="float">
            <text:p>362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62.4" calcext:value-type="float">
            <text:p>362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62.8" calcext:value-type="float">
            <text:p>362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63.2" calcext:value-type="float">
            <text:p>36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3.5" calcext:value-type="float">
            <text:p>36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.9" calcext:value-type="float">
            <text:p>363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64.3" calcext:value-type="float">
            <text:p>364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4.6" calcext:value-type="float">
            <text:p>364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65.4" calcext:value-type="float">
            <text:p>36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65.7" calcext:value-type="float">
            <text:p>36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6.1" calcext:value-type="float">
            <text:p>366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6.4" calcext:value-type="float">
            <text:p>366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6.8" calcext:value-type="float">
            <text:p>366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7.2" calcext:value-type="float">
            <text:p>367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7.5" calcext:value-type="float">
            <text:p>367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7.9" calcext:value-type="float">
            <text:p>367,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8.3" calcext:value-type="float">
            <text:p>368,3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368.6" calcext:value-type="float">
            <text:p>368,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69.3" calcext:value-type="float">
            <text:p>369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69.7" calcext:value-type="float">
            <text:p>36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0.1" calcext:value-type="float">
            <text:p>37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0.4" calcext:value-type="float">
            <text:p>370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0.8" calcext:value-type="float">
            <text:p>370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1.2" calcext:value-type="float">
            <text:p>371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1.5" calcext:value-type="float">
            <text:p>371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1.9" calcext:value-type="float">
            <text:p>371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2.2" calcext:value-type="float">
            <text:p>37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2.6" calcext:value-type="float">
            <text:p>372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73.3" calcext:value-type="float">
            <text:p>373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3.7" calcext:value-type="float">
            <text:p>37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4.1" calcext:value-type="float">
            <text:p>37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4.4" calcext:value-type="float">
            <text:p>37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4.8" calcext:value-type="float">
            <text:p>374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5.1" calcext:value-type="float">
            <text:p>375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5.5" calcext:value-type="float">
            <text:p>37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5.9" calcext:value-type="float">
            <text:p>375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76.2" calcext:value-type="float">
            <text:p>376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76.6" calcext:value-type="float">
            <text:p>376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77.3" calcext:value-type="float">
            <text:p>377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.7" calcext:value-type="float">
            <text:p>377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78.4" calcext:value-type="float">
            <text:p>378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78.8" calcext:value-type="float">
            <text:p>378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79.1" calcext:value-type="float">
            <text:p>379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79.5" calcext:value-type="float">
            <text:p>379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79.9" calcext:value-type="float">
            <text:p>379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80.2" calcext:value-type="float">
            <text:p>380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0.6" calcext:value-type="float">
            <text:p>38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0.9" calcext:value-type="float">
            <text:p>38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1.3" calcext:value-type="float">
            <text:p>38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1.7" calcext:value-type="float">
            <text:p>381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2.4" calcext:value-type="float">
            <text:p>38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2.8" calcext:value-type="float">
            <text:p>382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1" calcext:value-type="float">
            <text:p>383,1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83.5" calcext:value-type="float">
            <text:p>383,5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83.8" calcext:value-type="float">
            <text:p>383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84.2" calcext:value-type="float">
            <text:p>384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4.6" calcext:value-type="float">
            <text:p>38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4.9" calcext:value-type="float">
            <text:p>38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5.3" calcext:value-type="float">
            <text:p>38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5.6" calcext:value-type="float">
            <text:p>385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6.4" calcext:value-type="float">
            <text:p>38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6.7" calcext:value-type="float">
            <text:p>38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7.1" calcext:value-type="float">
            <text:p>38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7.5" calcext:value-type="float">
            <text:p>387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87.8" calcext:value-type="float">
            <text:p>387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8.2" calcext:value-type="float">
            <text:p>388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8.5" calcext:value-type="float">
            <text:p>388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8.9" calcext:value-type="float">
            <text:p>38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9.3" calcext:value-type="float">
            <text:p>389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89.6" calcext:value-type="float">
            <text:p>389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0.3" calcext:value-type="float">
            <text:p>390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0.7" calcext:value-type="float">
            <text:p>39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1.1" calcext:value-type="float">
            <text:p>391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91.4" calcext:value-type="float">
            <text:p>391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8" calcext:value-type="float">
            <text:p>391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1" calcext:value-type="float">
            <text:p>392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92.5" calcext:value-type="float">
            <text:p>392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92.9" calcext:value-type="float">
            <text:p>392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3.2" calcext:value-type="float">
            <text:p>393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3.6" calcext:value-type="float">
            <text:p>393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4.3" calcext:value-type="float">
            <text:p>39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4.7" calcext:value-type="float">
            <text:p>394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95.4" calcext:value-type="float">
            <text:p>39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5.8" calcext:value-type="float">
            <text:p>39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6.1" calcext:value-type="float">
            <text:p>39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6.5" calcext:value-type="float">
            <text:p>39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6.8" calcext:value-type="float">
            <text:p>39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7.2" calcext:value-type="float">
            <text:p>39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7.6" calcext:value-type="float">
            <text:p>397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7.9" calcext:value-type="float">
            <text:p>397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8.3" calcext:value-type="float">
            <text:p>398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8.6" calcext:value-type="float">
            <text:p>398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9.4" calcext:value-type="float">
            <text:p>399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99.7" calcext:value-type="float">
            <text:p>399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0.1" calcext:value-type="float">
            <text:p>400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00.4" calcext:value-type="float">
            <text:p>400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00.8" calcext:value-type="float">
            <text:p>400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01.2" calcext:value-type="float">
            <text:p>401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1.5" calcext:value-type="float">
            <text:p>401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01.9" calcext:value-type="float">
            <text:p>401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02.2" calcext:value-type="float">
            <text:p>402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02.6" calcext:value-type="float">
            <text:p>40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3.3" calcext:value-type="float">
            <text:p>403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3.7" calcext:value-type="float">
            <text:p>403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4.4" calcext:value-type="float">
            <text:p>40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4.8" calcext:value-type="float">
            <text:p>404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05.1" calcext:value-type="float">
            <text:p>405,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05.5" calcext:value-type="float">
            <text:p>405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05.8" calcext:value-type="float">
            <text:p>405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06.2" calcext:value-type="float">
            <text:p>406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6.6" calcext:value-type="float">
            <text:p>40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6.9" calcext:value-type="float">
            <text:p>406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7.3" calcext:value-type="float">
            <text:p>407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7.6" calcext:value-type="float">
            <text:p>40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8.4" calcext:value-type="float">
            <text:p>408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08.7" calcext:value-type="float">
            <text:p>408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9.1" calcext:value-type="float">
            <text:p>40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9.4" calcext:value-type="float">
            <text:p>40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9.8" calcext:value-type="float">
            <text:p>40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0.1" calcext:value-type="float">
            <text:p>410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10.5" calcext:value-type="float">
            <text:p>410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0.9" calcext:value-type="float">
            <text:p>41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1.2" calcext:value-type="float">
            <text:p>41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1.6" calcext:value-type="float">
            <text:p>411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1.9" calcext:value-type="float">
            <text:p>411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2.3" calcext:value-type="float">
            <text:p>412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2.7" calcext:value-type="float">
            <text:p>412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3.4" calcext:value-type="float">
            <text:p>413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3.7" calcext:value-type="float">
            <text:p>41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4.1" calcext:value-type="float">
            <text:p>41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4.5" calcext:value-type="float">
            <text:p>414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14.8" calcext:value-type="float">
            <text:p>414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15.2" calcext:value-type="float">
            <text:p>415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5.5" calcext:value-type="float">
            <text:p>41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5.9" calcext:value-type="float">
            <text:p>415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6.3" calcext:value-type="float">
            <text:p>41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6.6" calcext:value-type="float">
            <text:p>416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17.3" calcext:value-type="float">
            <text:p>417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17.7" calcext:value-type="float">
            <text:p>417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18.4" calcext:value-type="float">
            <text:p>418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18.8" calcext:value-type="float">
            <text:p>418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19.1" calcext:value-type="float">
            <text:p>419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19.5" calcext:value-type="float">
            <text:p>419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19.8" calcext:value-type="float">
            <text:p>419,8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420.2" calcext:value-type="float">
            <text:p>420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20.6" calcext:value-type="float">
            <text:p>42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0.9" calcext:value-type="float">
            <text:p>420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1.3" calcext:value-type="float">
            <text:p>42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1.6" calcext:value-type="float">
            <text:p>42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2.3" calcext:value-type="float">
            <text:p>42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2.7" calcext:value-type="float">
            <text:p>422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23.1" calcext:value-type="float">
            <text:p>423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23.4" calcext:value-type="float">
            <text:p>42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23.8" calcext:value-type="float">
            <text:p>423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24.1" calcext:value-type="float">
            <text:p>42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24.5" calcext:value-type="float">
            <text:p>424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4.8" calcext:value-type="float">
            <text:p>424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25.2" calcext:value-type="float">
            <text:p>425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25.6" calcext:value-type="float">
            <text:p>425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25.9" calcext:value-type="float">
            <text:p>42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6.3" calcext:value-type="float">
            <text:p>42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6.6" calcext:value-type="float">
            <text:p>42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7.4" calcext:value-type="float">
            <text:p>42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7.7" calcext:value-type="float">
            <text:p>42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8.1" calcext:value-type="float">
            <text:p>428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28.4" calcext:value-type="float">
            <text:p>428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28.8" calcext:value-type="float">
            <text:p>428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29.1" calcext:value-type="float">
            <text:p>42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9.5" calcext:value-type="float">
            <text:p>429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29.9" calcext:value-type="float">
            <text:p>429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30.2" calcext:value-type="float">
            <text:p>430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430.6" calcext:value-type="float">
            <text:p>430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.9" calcext:value-type="float">
            <text:p>430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31.3" calcext:value-type="float">
            <text:p>431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31.6" calcext:value-type="float">
            <text:p>431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432.4" calcext:value-type="float">
            <text:p>432,4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2.7" calcext:value-type="float">
            <text:p>432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33.1" calcext:value-type="float">
            <text:p>433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33.4" calcext:value-type="float">
            <text:p>433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33.8" calcext:value-type="float">
            <text:p>433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34.1" calcext:value-type="float">
            <text:p>434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34.5" calcext:value-type="float">
            <text:p>434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34.9" calcext:value-type="float">
            <text:p>434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35.2" calcext:value-type="float">
            <text:p>43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5.6" calcext:value-type="float">
            <text:p>435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5.9" calcext:value-type="float">
            <text:p>43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36.3" calcext:value-type="float">
            <text:p>43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36.6" calcext:value-type="float">
            <text:p>43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37.3" calcext:value-type="float">
            <text:p>437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37.7" calcext:value-type="float">
            <text:p>437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8.1" calcext:value-type="float">
            <text:p>438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8.4" calcext:value-type="float">
            <text:p>438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8.8" calcext:value-type="float">
            <text:p>43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9.1" calcext:value-type="float">
            <text:p>439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39.5" calcext:value-type="float">
            <text:p>439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39.8" calcext:value-type="float">
            <text:p>43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40.2" calcext:value-type="float">
            <text:p>44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0.6" calcext:value-type="float">
            <text:p>440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40.9" calcext:value-type="float">
            <text:p>440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41.3" calcext:value-type="float">
            <text:p>441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41.6" calcext:value-type="float">
            <text:p>441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2.3" calcext:value-type="float">
            <text:p>442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2.7" calcext:value-type="float">
            <text:p>442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3.1" calcext:value-type="float">
            <text:p>443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43.4" calcext:value-type="float">
            <text:p>443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43.8" calcext:value-type="float">
            <text:p>443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44.1" calcext:value-type="float">
            <text:p>44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44.5" calcext:value-type="float">
            <text:p>444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4.8" calcext:value-type="float">
            <text:p>44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5.2" calcext:value-type="float">
            <text:p>44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5.5" calcext:value-type="float">
            <text:p>44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45.9" calcext:value-type="float">
            <text:p>44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46.3" calcext:value-type="float">
            <text:p>446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46.6" calcext:value-type="float">
            <text:p>446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47.3" calcext:value-type="float">
            <text:p>44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7.7" calcext:value-type="float">
            <text:p>447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48.4" calcext:value-type="float">
            <text:p>448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48.7" calcext:value-type="float">
            <text:p>448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49.1" calcext:value-type="float">
            <text:p>44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9.5" calcext:value-type="float">
            <text:p>449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49.8" calcext:value-type="float">
            <text:p>449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0.2" calcext:value-type="float">
            <text:p>45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0.5" calcext:value-type="float">
            <text:p>450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0.9" calcext:value-type="float">
            <text:p>450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1.2" calcext:value-type="float">
            <text:p>451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51.6" calcext:value-type="float">
            <text:p>45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1.9" calcext:value-type="float">
            <text:p>451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2.3" calcext:value-type="float">
            <text:p>452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2.6" calcext:value-type="float">
            <text:p>45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3.4" calcext:value-type="float">
            <text:p>453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3.7" calcext:value-type="float">
            <text:p>45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54.1" calcext:value-type="float">
            <text:p>454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4.4" calcext:value-type="float">
            <text:p>454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4.8" calcext:value-type="float">
            <text:p>454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5.1" calcext:value-type="float">
            <text:p>455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5.5" calcext:value-type="float">
            <text:p>45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55.8" calcext:value-type="float">
            <text:p>45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6.2" calcext:value-type="float">
            <text:p>456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6.6" calcext:value-type="float">
            <text:p>45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56.9" calcext:value-type="float">
            <text:p>45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7.3" calcext:value-type="float">
            <text:p>45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7.6" calcext:value-type="float">
            <text:p>45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58.3" calcext:value-type="float">
            <text:p>458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8.7" calcext:value-type="float">
            <text:p>458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9.4" calcext:value-type="float">
            <text:p>459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59.7" calcext:value-type="float">
            <text:p>459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60.1" calcext:value-type="float">
            <text:p>460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60.5" calcext:value-type="float">
            <text:p>460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0.8" calcext:value-type="float">
            <text:p>46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1.2" calcext:value-type="float">
            <text:p>461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461.5" calcext:value-type="float">
            <text:p>461,5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61.9" calcext:value-type="float">
            <text:p>461,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462.2" calcext:value-type="float">
            <text:p>462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62.6" calcext:value-type="float">
            <text:p>462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62.9" calcext:value-type="float">
            <text:p>462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3.3" calcext:value-type="float">
            <text:p>463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3.6" calcext:value-type="float">
            <text:p>463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64.3" calcext:value-type="float">
            <text:p>464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64.7" calcext:value-type="float">
            <text:p>464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65.1" calcext:value-type="float">
            <text:p>465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5.4" calcext:value-type="float">
            <text:p>46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5.8" calcext:value-type="float">
            <text:p>46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6.1" calcext:value-type="float">
            <text:p>46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6.5" calcext:value-type="float">
            <text:p>46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6.8" calcext:value-type="float">
            <text:p>46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7.2" calcext:value-type="float">
            <text:p>46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7.5" calcext:value-type="float">
            <text:p>467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7.9" calcext:value-type="float">
            <text:p>467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8.2" calcext:value-type="float">
            <text:p>468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8.6" calcext:value-type="float">
            <text:p>468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68.9" calcext:value-type="float">
            <text:p>46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9.3" calcext:value-type="float">
            <text:p>469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9.7" calcext:value-type="float">
            <text:p>469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0.4" calcext:value-type="float">
            <text:p>470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0.7" calcext:value-type="float">
            <text:p>47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1.1" calcext:value-type="float">
            <text:p>471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1.4" calcext:value-type="float">
            <text:p>471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1.8" calcext:value-type="float">
            <text:p>471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2.1" calcext:value-type="float">
            <text:p>472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2.5" calcext:value-type="float">
            <text:p>472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2.8" calcext:value-type="float">
            <text:p>472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3.2" calcext:value-type="float">
            <text:p>47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3.5" calcext:value-type="float">
            <text:p>473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3.9" calcext:value-type="float">
            <text:p>473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4.2" calcext:value-type="float">
            <text:p>474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74.6" calcext:value-type="float">
            <text:p>47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4.9" calcext:value-type="float">
            <text:p>47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5.3" calcext:value-type="float">
            <text:p>47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75.7" calcext:value-type="float">
            <text:p>47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6.4" calcext:value-type="float">
            <text:p>476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76.7" calcext:value-type="float">
            <text:p>476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77.1" calcext:value-type="float">
            <text:p>477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77.4" calcext:value-type="float">
            <text:p>477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7.8" calcext:value-type="float">
            <text:p>477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8.1" calcext:value-type="float">
            <text:p>478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8.5" calcext:value-type="float">
            <text:p>478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8.8" calcext:value-type="float">
            <text:p>47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9.2" calcext:value-type="float">
            <text:p>479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79.5" calcext:value-type="float">
            <text:p>47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79.9" calcext:value-type="float">
            <text:p>479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0.2" calcext:value-type="float">
            <text:p>480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0.6" calcext:value-type="float">
            <text:p>48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0.9" calcext:value-type="float">
            <text:p>48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1.3" calcext:value-type="float">
            <text:p>48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1.6" calcext:value-type="float">
            <text:p>481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82.3" calcext:value-type="float">
            <text:p>482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82.7" calcext:value-type="float">
            <text:p>482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3.4" calcext:value-type="float">
            <text:p>48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83.8" calcext:value-type="float">
            <text:p>483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84.1" calcext:value-type="float">
            <text:p>48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4.5" calcext:value-type="float">
            <text:p>484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4.8" calcext:value-type="float">
            <text:p>484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5.2" calcext:value-type="float">
            <text:p>485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5.5" calcext:value-type="float">
            <text:p>48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5.9" calcext:value-type="float">
            <text:p>48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6.2" calcext:value-type="float">
            <text:p>486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6.6" calcext:value-type="float">
            <text:p>48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6.9" calcext:value-type="float">
            <text:p>486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7.3" calcext:value-type="float">
            <text:p>487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7.6" calcext:value-type="float">
            <text:p>48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88.3" calcext:value-type="float">
            <text:p>488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88.7" calcext:value-type="float">
            <text:p>48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89.4" calcext:value-type="float">
            <text:p>489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89.7" calcext:value-type="float">
            <text:p>489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90.1" calcext:value-type="float">
            <text:p>490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90.4" calcext:value-type="float">
            <text:p>49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0.8" calcext:value-type="float">
            <text:p>490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1.1" calcext:value-type="float">
            <text:p>491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1.5" calcext:value-type="float">
            <text:p>491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1.8" calcext:value-type="float">
            <text:p>491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2.2" calcext:value-type="float">
            <text:p>492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92.5" calcext:value-type="float">
            <text:p>492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.9" calcext:value-type="float">
            <text:p>492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93.2" calcext:value-type="float">
            <text:p>49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3.6" calcext:value-type="float">
            <text:p>493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93.9" calcext:value-type="float">
            <text:p>493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94.3" calcext:value-type="float">
            <text:p>494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.6" calcext:value-type="float">
            <text:p>494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95.3" calcext:value-type="float">
            <text:p>49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5.7" calcext:value-type="float">
            <text:p>49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6.4" calcext:value-type="float">
            <text:p>49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6.7" calcext:value-type="float">
            <text:p>496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7.1" calcext:value-type="float">
            <text:p>49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7.4" calcext:value-type="float">
            <text:p>49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97.8" calcext:value-type="float">
            <text:p>497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8.1" calcext:value-type="float">
            <text:p>498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8.5" calcext:value-type="float">
            <text:p>498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8.8" calcext:value-type="float">
            <text:p>49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9.2" calcext:value-type="float">
            <text:p>499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9.5" calcext:value-type="float">
            <text:p>499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99.9" calcext:value-type="float">
            <text:p>499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00.2" calcext:value-type="float">
            <text:p>50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00.6" calcext:value-type="float">
            <text:p>50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0.9" calcext:value-type="float">
            <text:p>50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1.3" calcext:value-type="float">
            <text:p>50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1.6" calcext:value-type="float">
            <text:p>50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2.3" calcext:value-type="float">
            <text:p>50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2.7" calcext:value-type="float">
            <text:p>502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03.4" calcext:value-type="float">
            <text:p>503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3.7" calcext:value-type="float">
            <text:p>50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4.1" calcext:value-type="float">
            <text:p>504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04.4" calcext:value-type="float">
            <text:p>504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4.8" calcext:value-type="float">
            <text:p>504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.1" calcext:value-type="float">
            <text:p>505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05.5" calcext:value-type="float">
            <text:p>50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5.8" calcext:value-type="float">
            <text:p>505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6.2" calcext:value-type="float">
            <text:p>506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6.5" calcext:value-type="float">
            <text:p>506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06.9" calcext:value-type="float">
            <text:p>506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07.2" calcext:value-type="float">
            <text:p>507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7.6" calcext:value-type="float">
            <text:p>507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7.9" calcext:value-type="float">
            <text:p>507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08.3" calcext:value-type="float">
            <text:p>508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08.6" calcext:value-type="float">
            <text:p>508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09.3" calcext:value-type="float">
            <text:p>509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09.7" calcext:value-type="float">
            <text:p>509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10.4" calcext:value-type="float">
            <text:p>510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10.7" calcext:value-type="float">
            <text:p>510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11.1" calcext:value-type="float">
            <text:p>511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11.4" calcext:value-type="float">
            <text:p>511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1.8" calcext:value-type="float">
            <text:p>511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2.1" calcext:value-type="float">
            <text:p>512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2.5" calcext:value-type="float">
            <text:p>512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2.8" calcext:value-type="float">
            <text:p>51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3.2" calcext:value-type="float">
            <text:p>513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3.5" calcext:value-type="float">
            <text:p>513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3.9" calcext:value-type="float">
            <text:p>513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4.2" calcext:value-type="float">
            <text:p>514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4.6" calcext:value-type="float">
            <text:p>51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4.9" calcext:value-type="float">
            <text:p>51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5.3" calcext:value-type="float">
            <text:p>515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15.6" calcext:value-type="float">
            <text:p>515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6.3" calcext:value-type="float">
            <text:p>51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6.7" calcext:value-type="float">
            <text:p>51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17.4" calcext:value-type="float">
            <text:p>517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17.7" calcext:value-type="float">
            <text:p>51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8.1" calcext:value-type="float">
            <text:p>518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8.4" calcext:value-type="float">
            <text:p>518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8.7" calcext:value-type="float">
            <text:p>51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9.1" calcext:value-type="float">
            <text:p>51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9.4" calcext:value-type="float">
            <text:p>51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19.8" calcext:value-type="float">
            <text:p>519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20.1" calcext:value-type="float">
            <text:p>520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20.5" calcext:value-type="float">
            <text:p>520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20.8" calcext:value-type="float">
            <text:p>52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1.2" calcext:value-type="float">
            <text:p>521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21.5" calcext:value-type="float">
            <text:p>52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1.9" calcext:value-type="float">
            <text:p>521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22.2" calcext:value-type="float">
            <text:p>522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22.6" calcext:value-type="float">
            <text:p>522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22.9" calcext:value-type="float">
            <text:p>522,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523.3" calcext:value-type="float">
            <text:p>523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23.6" calcext:value-type="float">
            <text:p>523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24.3" calcext:value-type="float">
            <text:p>524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24.7" calcext:value-type="float">
            <text:p>524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25.4" calcext:value-type="float">
            <text:p>52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25.7" calcext:value-type="float">
            <text:p>52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26.4" calcext:value-type="float">
            <text:p>526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6.7" calcext:value-type="float">
            <text:p>526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7.1" calcext:value-type="float">
            <text:p>52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7.4" calcext:value-type="float">
            <text:p>52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7.8" calcext:value-type="float">
            <text:p>527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8.1" calcext:value-type="float">
            <text:p>52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8.5" calcext:value-type="float">
            <text:p>528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28.8" calcext:value-type="float">
            <text:p>52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29.2" calcext:value-type="float">
            <text:p>529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29.5" calcext:value-type="float">
            <text:p>529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29.9" calcext:value-type="float">
            <text:p>529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0.2" calcext:value-type="float">
            <text:p>530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0.6" calcext:value-type="float">
            <text:p>53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0.9" calcext:value-type="float">
            <text:p>53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1.3" calcext:value-type="float">
            <text:p>53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1.6" calcext:value-type="float">
            <text:p>531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31.9" calcext:value-type="float">
            <text:p>531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2.3" calcext:value-type="float">
            <text:p>532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2.6" calcext:value-type="float">
            <text:p>532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3.3" calcext:value-type="float">
            <text:p>533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3.7" calcext:value-type="float">
            <text:p>53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4.4" calcext:value-type="float">
            <text:p>53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4.7" calcext:value-type="float">
            <text:p>534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5.1" calcext:value-type="float">
            <text:p>535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5.4" calcext:value-type="float">
            <text:p>53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5.8" calcext:value-type="float">
            <text:p>53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6.1" calcext:value-type="float">
            <text:p>53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6.4" calcext:value-type="float">
            <text:p>536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6.8" calcext:value-type="float">
            <text:p>53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7.1" calcext:value-type="float">
            <text:p>53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7.5" calcext:value-type="float">
            <text:p>537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7.8" calcext:value-type="float">
            <text:p>537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38.2" calcext:value-type="float">
            <text:p>538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38.5" calcext:value-type="float">
            <text:p>538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38.9" calcext:value-type="float">
            <text:p>538,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39.2" calcext:value-type="float">
            <text:p>539,2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39.6" calcext:value-type="float">
            <text:p>539,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39.9" calcext:value-type="float">
            <text:p>539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0.3" calcext:value-type="float">
            <text:p>540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40.6" calcext:value-type="float">
            <text:p>54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40.9" calcext:value-type="float">
            <text:p>540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1.3" calcext:value-type="float">
            <text:p>54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1.6" calcext:value-type="float">
            <text:p>541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42.3" calcext:value-type="float">
            <text:p>542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42.7" calcext:value-type="float">
            <text:p>542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3.4" calcext:value-type="float">
            <text:p>54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3.7" calcext:value-type="float">
            <text:p>54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44.4" calcext:value-type="float">
            <text:p>544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44.7" calcext:value-type="float">
            <text:p>544,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45.1" calcext:value-type="float">
            <text:p>545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5.4" calcext:value-type="float">
            <text:p>545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5.8" calcext:value-type="float">
            <text:p>545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46.1" calcext:value-type="float">
            <text:p>54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46.5" calcext:value-type="float">
            <text:p>546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46.8" calcext:value-type="float">
            <text:p>54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47.2" calcext:value-type="float">
            <text:p>547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47.5" calcext:value-type="float">
            <text:p>547,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47.8" calcext:value-type="float">
            <text:p>547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.2" calcext:value-type="float">
            <text:p>548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48.5" calcext:value-type="float">
            <text:p>548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48.9" calcext:value-type="float">
            <text:p>54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49.2" calcext:value-type="float">
            <text:p>549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49.6" calcext:value-type="float">
            <text:p>549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49.9" calcext:value-type="float">
            <text:p>549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0.3" calcext:value-type="float">
            <text:p>550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0.6" calcext:value-type="float">
            <text:p>55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0.9" calcext:value-type="float">
            <text:p>550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1.3" calcext:value-type="float">
            <text:p>55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1.6" calcext:value-type="float">
            <text:p>55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52.3" calcext:value-type="float">
            <text:p>552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52.7" calcext:value-type="float">
            <text:p>552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3.4" calcext:value-type="float">
            <text:p>553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53.7" calcext:value-type="float">
            <text:p>553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54.4" calcext:value-type="float">
            <text:p>55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4.7" calcext:value-type="float">
            <text:p>554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5.1" calcext:value-type="float">
            <text:p>555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5.4" calcext:value-type="float">
            <text:p>55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5.8" calcext:value-type="float">
            <text:p>55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6.1" calcext:value-type="float">
            <text:p>55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6.4" calcext:value-type="float">
            <text:p>55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6.8" calcext:value-type="float">
            <text:p>556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7.1" calcext:value-type="float">
            <text:p>557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57.5" calcext:value-type="float">
            <text:p>557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7.8" calcext:value-type="float">
            <text:p>557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58.2" calcext:value-type="float">
            <text:p>558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8.5" calcext:value-type="float">
            <text:p>558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8.9" calcext:value-type="float">
            <text:p>558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59.2" calcext:value-type="float">
            <text:p>559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59.5" calcext:value-type="float">
            <text:p>55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59.9" calcext:value-type="float">
            <text:p>559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0.2" calcext:value-type="float">
            <text:p>560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0.6" calcext:value-type="float">
            <text:p>56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0.9" calcext:value-type="float">
            <text:p>560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1.3" calcext:value-type="float">
            <text:p>56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1.6" calcext:value-type="float">
            <text:p>56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1.9" calcext:value-type="float">
            <text:p>561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2.3" calcext:value-type="float">
            <text:p>562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2.6" calcext:value-type="float">
            <text:p>562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3.3" calcext:value-type="float">
            <text:p>563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3.7" calcext:value-type="float">
            <text:p>563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4.3" calcext:value-type="float">
            <text:p>564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4.7" calcext:value-type="float">
            <text:p>564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5.4" calcext:value-type="float">
            <text:p>56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5.7" calcext:value-type="float">
            <text:p>56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6.1" calcext:value-type="float">
            <text:p>56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6.4" calcext:value-type="float">
            <text:p>56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6.7" calcext:value-type="float">
            <text:p>566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7.1" calcext:value-type="float">
            <text:p>567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67.4" calcext:value-type="float">
            <text:p>567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7.8" calcext:value-type="float">
            <text:p>567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8.1" calcext:value-type="float">
            <text:p>568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68.5" calcext:value-type="float">
            <text:p>568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8.8" calcext:value-type="float">
            <text:p>568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9.1" calcext:value-type="float">
            <text:p>56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69.5" calcext:value-type="float">
            <text:p>569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69.8" calcext:value-type="float">
            <text:p>56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0.2" calcext:value-type="float">
            <text:p>570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0.5" calcext:value-type="float">
            <text:p>570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0.9" calcext:value-type="float">
            <text:p>57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1.2" calcext:value-type="float">
            <text:p>57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1.5" calcext:value-type="float">
            <text:p>57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1.9" calcext:value-type="float">
            <text:p>571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72.2" calcext:value-type="float">
            <text:p>57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72.6" calcext:value-type="float">
            <text:p>57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2.9" calcext:value-type="float">
            <text:p>572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3.2" calcext:value-type="float">
            <text:p>57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3.6" calcext:value-type="float">
            <text:p>573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3.9" calcext:value-type="float">
            <text:p>573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4.3" calcext:value-type="float">
            <text:p>57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4.6" calcext:value-type="float">
            <text:p>574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75.3" calcext:value-type="float">
            <text:p>575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75.6" calcext:value-type="float">
            <text:p>575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6.3" calcext:value-type="float">
            <text:p>57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6.7" calcext:value-type="float">
            <text:p>576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77.3" calcext:value-type="float">
            <text:p>577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77.7" calcext:value-type="float">
            <text:p>577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8.4" calcext:value-type="float">
            <text:p>57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78.7" calcext:value-type="float">
            <text:p>578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79.4" calcext:value-type="float">
            <text:p>579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79.7" calcext:value-type="float">
            <text:p>57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0.1" calcext:value-type="float">
            <text:p>58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0.4" calcext:value-type="float">
            <text:p>58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0.8" calcext:value-type="float">
            <text:p>58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1.1" calcext:value-type="float">
            <text:p>581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1.4" calcext:value-type="float">
            <text:p>581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1.8" calcext:value-type="float">
            <text:p>581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582.1" calcext:value-type="float">
            <text:p>582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82.5" calcext:value-type="float">
            <text:p>58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82.8" calcext:value-type="float">
            <text:p>582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83.1" calcext:value-type="float">
            <text:p>583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83.5" calcext:value-type="float">
            <text:p>583,5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583.8" calcext:value-type="float">
            <text:p>583,8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584.2" calcext:value-type="float">
            <text:p>584,2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584.5" calcext:value-type="float">
            <text:p>584,5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584.8" calcext:value-type="float">
            <text:p>584,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.2" calcext:value-type="float">
            <text:p>585,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.5" calcext:value-type="float">
            <text:p>585,5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585.9" calcext:value-type="float">
            <text:p>585,9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86.2" calcext:value-type="float">
            <text:p>586,2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586.5" calcext:value-type="float">
            <text:p>586,5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586.9" calcext:value-type="float">
            <text:p>586,9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587.2" calcext:value-type="float">
            <text:p>587,2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587.6" calcext:value-type="float">
            <text:p>587,6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587.9" calcext:value-type="float">
            <text:p>587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.2" calcext:value-type="float">
            <text:p>588,2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588.6" calcext:value-type="float">
            <text:p>588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588.9" calcext:value-type="float">
            <text:p>588,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89.3" calcext:value-type="float">
            <text:p>589,3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589.6" calcext:value-type="float">
            <text:p>589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89.9" calcext:value-type="float">
            <text:p>589,9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90.3" calcext:value-type="float">
            <text:p>590,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590.6" calcext:value-type="float">
            <text:p>590,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91.3" calcext:value-type="float">
            <text:p>591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91.6" calcext:value-type="float">
            <text:p>591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92.3" calcext:value-type="float">
            <text:p>592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92.7" calcext:value-type="float">
            <text:p>592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93.3" calcext:value-type="float">
            <text:p>593,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93.7" calcext:value-type="float">
            <text:p>593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94.4" calcext:value-type="float">
            <text:p>594,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594.7" calcext:value-type="float">
            <text:p>594,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95.4" calcext:value-type="float">
            <text:p>595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.7" calcext:value-type="float">
            <text:p>595,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96.4" calcext:value-type="float">
            <text:p>596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96.7" calcext:value-type="float">
            <text:p>596,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97.1" calcext:value-type="float">
            <text:p>597,1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97.4" calcext:value-type="float">
            <text:p>597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597.7" calcext:value-type="float">
            <text:p>597,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98.1" calcext:value-type="float">
            <text:p>598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.4" calcext:value-type="float">
            <text:p>598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598.8" calcext:value-type="float">
            <text:p>598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99.1" calcext:value-type="float">
            <text:p>599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599.4" calcext:value-type="float">
            <text:p>599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99.8" calcext:value-type="float">
            <text:p>599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00.1" calcext:value-type="float">
            <text:p>600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00.4" calcext:value-type="float">
            <text:p>60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00.8" calcext:value-type="float">
            <text:p>600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1.1" calcext:value-type="float">
            <text:p>601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01.5" calcext:value-type="float">
            <text:p>601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01.8" calcext:value-type="float">
            <text:p>601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02.1" calcext:value-type="float">
            <text:p>602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02.5" calcext:value-type="float">
            <text:p>602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02.8" calcext:value-type="float">
            <text:p>602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03.2" calcext:value-type="float">
            <text:p>603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03.5" calcext:value-type="float">
            <text:p>603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03.8" calcext:value-type="float">
            <text:p>603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04.2" calcext:value-type="float">
            <text:p>604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04.5" calcext:value-type="float">
            <text:p>604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04.8" calcext:value-type="float">
            <text:p>604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05.2" calcext:value-type="float">
            <text:p>605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05.5" calcext:value-type="float">
            <text:p>605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05.9" calcext:value-type="float">
            <text:p>605,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06.2" calcext:value-type="float">
            <text:p>60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06.5" calcext:value-type="float">
            <text:p>606,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06.9" calcext:value-type="float">
            <text:p>606,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607.2" calcext:value-type="float">
            <text:p>607,2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07.5" calcext:value-type="float">
            <text:p>607,5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07.9" calcext:value-type="float">
            <text:p>607,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08.2" calcext:value-type="float">
            <text:p>608,2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08.6" calcext:value-type="float">
            <text:p>608,6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608.9" calcext:value-type="float">
            <text:p>608,9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609.2" calcext:value-type="float">
            <text:p>609,2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609.6" calcext:value-type="float">
            <text:p>609,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09.9" calcext:value-type="float">
            <text:p>609,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10.2" calcext:value-type="float">
            <text:p>610,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10.6" calcext:value-type="float">
            <text:p>610,6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10.9" calcext:value-type="float">
            <text:p>610,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11.3" calcext:value-type="float">
            <text:p>611,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11.6" calcext:value-type="float">
            <text:p>611,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11.9" calcext:value-type="float">
            <text:p>611,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12.3" calcext:value-type="float">
            <text:p>612,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12.6" calcext:value-type="float">
            <text:p>612,6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12.9" calcext:value-type="float">
            <text:p>612,9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613.3" calcext:value-type="float">
            <text:p>613,3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13.6" calcext:value-type="float">
            <text:p>613,6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614.3" calcext:value-type="float">
            <text:p>614,3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14.6" calcext:value-type="float">
            <text:p>614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615.3" calcext:value-type="float">
            <text:p>615,3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15.6" calcext:value-type="float">
            <text:p>615,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16.3" calcext:value-type="float">
            <text:p>616,3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16.6" calcext:value-type="float">
            <text:p>616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17.3" calcext:value-type="float">
            <text:p>617,3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17.7" calcext:value-type="float">
            <text:p>617,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18.3" calcext:value-type="float">
            <text:p>618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18.7" calcext:value-type="float">
            <text:p>618,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19.3" calcext:value-type="float">
            <text:p>619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19.7" calcext:value-type="float">
            <text:p>619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20.3" calcext:value-type="float">
            <text:p>620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20.7" calcext:value-type="float">
            <text:p>620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.3" calcext:value-type="float">
            <text:p>621,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21.7" calcext:value-type="float">
            <text:p>621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22.4" calcext:value-type="float">
            <text:p>622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22.7" calcext:value-type="float">
            <text:p>622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23.4" calcext:value-type="float">
            <text:p>62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23.7" calcext:value-type="float">
            <text:p>62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24.4" calcext:value-type="float">
            <text:p>624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24.7" calcext:value-type="float">
            <text:p>624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25.4" calcext:value-type="float">
            <text:p>625,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25.7" calcext:value-type="float">
            <text:p>625,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26.4" calcext:value-type="float">
            <text:p>626,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26.7" calcext:value-type="float">
            <text:p>626,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27.4" calcext:value-type="float">
            <text:p>627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27.7" calcext:value-type="float">
            <text:p>627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.1" calcext:value-type="float">
            <text:p>628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28.4" calcext:value-type="float">
            <text:p>628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28.7" calcext:value-type="float">
            <text:p>628,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29.1" calcext:value-type="float">
            <text:p>629,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29.4" calcext:value-type="float">
            <text:p>629,4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29.7" calcext:value-type="float">
            <text:p>629,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30.1" calcext:value-type="float">
            <text:p>630,1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30.4" calcext:value-type="float">
            <text:p>630,4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30.7" calcext:value-type="float">
            <text:p>630,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31.1" calcext:value-type="float">
            <text:p>631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31.4" calcext:value-type="float">
            <text:p>631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.7" calcext:value-type="float">
            <text:p>631,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32.1" calcext:value-type="float">
            <text:p>632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32.4" calcext:value-type="float">
            <text:p>632,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32.7" calcext:value-type="float">
            <text:p>632,7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633.1" calcext:value-type="float">
            <text:p>633,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633.4" calcext:value-type="float">
            <text:p>633,4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33.7" calcext:value-type="float">
            <text:p>633,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34.1" calcext:value-type="float">
            <text:p>634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.4" calcext:value-type="float">
            <text:p>634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34.7" calcext:value-type="float">
            <text:p>634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35.1" calcext:value-type="float">
            <text:p>635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35.4" calcext:value-type="float">
            <text:p>635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35.7" calcext:value-type="float">
            <text:p>635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6.1" calcext:value-type="float">
            <text:p>636,1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36.4" calcext:value-type="float">
            <text:p>636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36.7" calcext:value-type="float">
            <text:p>636,7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37.1" calcext:value-type="float">
            <text:p>637,1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37.4" calcext:value-type="float">
            <text:p>637,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37.7" calcext:value-type="float">
            <text:p>637,7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38.1" calcext:value-type="float">
            <text:p>638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.4" calcext:value-type="float">
            <text:p>638,4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38.7" calcext:value-type="float">
            <text:p>638,7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639.1" calcext:value-type="float">
            <text:p>639,1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639.4" calcext:value-type="float">
            <text:p>639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639.7" calcext:value-type="float">
            <text:p>639,7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640.1" calcext:value-type="float">
            <text:p>640,1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640.4" calcext:value-type="float">
            <text:p>640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640.7" calcext:value-type="float">
            <text:p>640,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41.1" calcext:value-type="float">
            <text:p>641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.4" calcext:value-type="float">
            <text:p>641,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41.7" calcext:value-type="float">
            <text:p>641,7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642.1" calcext:value-type="float">
            <text:p>642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42.4" calcext:value-type="float">
            <text:p>642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42.7" calcext:value-type="float">
            <text:p>642,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43.1" calcext:value-type="float">
            <text:p>643,1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43.4" calcext:value-type="float">
            <text:p>643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43.7" calcext:value-type="float">
            <text:p>643,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44.1" calcext:value-type="float">
            <text:p>644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.4" calcext:value-type="float">
            <text:p>644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44.7" calcext:value-type="float">
            <text:p>644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45.1" calcext:value-type="float">
            <text:p>645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45.4" calcext:value-type="float">
            <text:p>64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45.7" calcext:value-type="float">
            <text:p>64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46.1" calcext:value-type="float">
            <text:p>64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46.4" calcext:value-type="float">
            <text:p>646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46.7" calcext:value-type="float">
            <text:p>646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47.1" calcext:value-type="float">
            <text:p>647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47.4" calcext:value-type="float">
            <text:p>647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47.7" calcext:value-type="float">
            <text:p>64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48.1" calcext:value-type="float">
            <text:p>64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48.4" calcext:value-type="float">
            <text:p>64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48.7" calcext:value-type="float">
            <text:p>648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49.1" calcext:value-type="float">
            <text:p>649,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49.4" calcext:value-type="float">
            <text:p>64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.7" calcext:value-type="float">
            <text:p>649,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50.1" calcext:value-type="float">
            <text:p>65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.4" calcext:value-type="float">
            <text:p>650,4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650.7" calcext:value-type="float">
            <text:p>650,7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51.1" calcext:value-type="float">
            <text:p>651,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51.4" calcext:value-type="float">
            <text:p>651,4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51.7" calcext:value-type="float">
            <text:p>651,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52.1" calcext:value-type="float">
            <text:p>652,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52.4" calcext:value-type="float">
            <text:p>652,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52.7" calcext:value-type="float">
            <text:p>652,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53.4" calcext:value-type="float">
            <text:p>653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53.7" calcext:value-type="float">
            <text:p>653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54.4" calcext:value-type="float">
            <text:p>654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54.7" calcext:value-type="float">
            <text:p>654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55.4" calcext:value-type="float">
            <text:p>655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55.7" calcext:value-type="float">
            <text:p>655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56.4" calcext:value-type="float">
            <text:p>656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56.7" calcext:value-type="float">
            <text:p>656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57.4" calcext:value-type="float">
            <text:p>657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.7" calcext:value-type="float">
            <text:p>657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58.3" calcext:value-type="float">
            <text:p>658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58.7" calcext:value-type="float">
            <text:p>658,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59.3" calcext:value-type="float">
            <text:p>659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59.7" calcext:value-type="float">
            <text:p>659,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60.3" calcext:value-type="float">
            <text:p>660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60.7" calcext:value-type="float">
            <text:p>660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61.3" calcext:value-type="float">
            <text:p>66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61.7" calcext:value-type="float">
            <text:p>661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.3" calcext:value-type="float">
            <text:p>662,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62.6" calcext:value-type="float">
            <text:p>662,6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63.3" calcext:value-type="float">
            <text:p>663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63.6" calcext:value-type="float">
            <text:p>663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64.3" calcext:value-type="float">
            <text:p>66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64.6" calcext:value-type="float">
            <text:p>664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65.3" calcext:value-type="float">
            <text:p>665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65.6" calcext:value-type="float">
            <text:p>665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65.9" calcext:value-type="float">
            <text:p>66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66.3" calcext:value-type="float">
            <text:p>666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.6" calcext:value-type="float">
            <text:p>666,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66.9" calcext:value-type="float">
            <text:p>666,9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67.3" calcext:value-type="float">
            <text:p>667,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67.6" calcext:value-type="float">
            <text:p>667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67.9" calcext:value-type="float">
            <text:p>667,9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68.3" calcext:value-type="float">
            <text:p>668,3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68.6" calcext:value-type="float">
            <text:p>668,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68.9" calcext:value-type="float">
            <text:p>668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.2" calcext:value-type="float">
            <text:p>669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.6" calcext:value-type="float">
            <text:p>669,6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69.9" calcext:value-type="float">
            <text:p>669,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70.2" calcext:value-type="float">
            <text:p>670,2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70.6" calcext:value-type="float">
            <text:p>670,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70.9" calcext:value-type="float">
            <text:p>670,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671.2" calcext:value-type="float">
            <text:p>671,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71.5" calcext:value-type="float">
            <text:p>671,5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71.9" calcext:value-type="float">
            <text:p>671,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72.2" calcext:value-type="float">
            <text:p>672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.5" calcext:value-type="float">
            <text:p>672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72.9" calcext:value-type="float">
            <text:p>672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73.2" calcext:value-type="float">
            <text:p>673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73.5" calcext:value-type="float">
            <text:p>673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73.8" calcext:value-type="float">
            <text:p>673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74.2" calcext:value-type="float">
            <text:p>674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74.5" calcext:value-type="float">
            <text:p>674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74.8" calcext:value-type="float">
            <text:p>674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5.2" calcext:value-type="float">
            <text:p>675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5.5" calcext:value-type="float">
            <text:p>67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75.8" calcext:value-type="float">
            <text:p>67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76.1" calcext:value-type="float">
            <text:p>676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76.5" calcext:value-type="float">
            <text:p>67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6.8" calcext:value-type="float">
            <text:p>676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77.1" calcext:value-type="float">
            <text:p>67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77.5" calcext:value-type="float">
            <text:p>677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7.8" calcext:value-type="float">
            <text:p>677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8.1" calcext:value-type="float">
            <text:p>67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8.4" calcext:value-type="float">
            <text:p>67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78.8" calcext:value-type="float">
            <text:p>67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79.1" calcext:value-type="float">
            <text:p>67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79.4" calcext:value-type="float">
            <text:p>679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79.8" calcext:value-type="float">
            <text:p>679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80.1" calcext:value-type="float">
            <text:p>680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80.4" calcext:value-type="float">
            <text:p>680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0.7" calcext:value-type="float">
            <text:p>68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81.1" calcext:value-type="float">
            <text:p>681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1.4" calcext:value-type="float">
            <text:p>681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1.7" calcext:value-type="float">
            <text:p>681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2.1" calcext:value-type="float">
            <text:p>682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2.4" calcext:value-type="float">
            <text:p>68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82.7" calcext:value-type="float">
            <text:p>682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83.4" calcext:value-type="float">
            <text:p>68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83.7" calcext:value-type="float">
            <text:p>683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84.3" calcext:value-type="float">
            <text:p>684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4.7" calcext:value-type="float">
            <text:p>684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85.3" calcext:value-type="float">
            <text:p>685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85.7" calcext:value-type="float">
            <text:p>685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86.3" calcext:value-type="float">
            <text:p>686,3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86.6" calcext:value-type="float">
            <text:p>68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7.3" calcext:value-type="float">
            <text:p>68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7.6" calcext:value-type="float">
            <text:p>68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7.9" calcext:value-type="float">
            <text:p>687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88.3" calcext:value-type="float">
            <text:p>688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88.6" calcext:value-type="float">
            <text:p>688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8.9" calcext:value-type="float">
            <text:p>68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89.2" calcext:value-type="float">
            <text:p>689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89.6" calcext:value-type="float">
            <text:p>689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689.9" calcext:value-type="float">
            <text:p>689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0.2" calcext:value-type="float">
            <text:p>690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90.6" calcext:value-type="float">
            <text:p>69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90.9" calcext:value-type="float">
            <text:p>690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91.2" calcext:value-type="float">
            <text:p>691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1.5" calcext:value-type="float">
            <text:p>691,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91.9" calcext:value-type="float">
            <text:p>691,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92.2" calcext:value-type="float">
            <text:p>692,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92.5" calcext:value-type="float">
            <text:p>692,5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692.8" calcext:value-type="float">
            <text:p>692,8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93.2" calcext:value-type="float">
            <text:p>693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693.5" calcext:value-type="float">
            <text:p>693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93.8" calcext:value-type="float">
            <text:p>693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4.1" calcext:value-type="float">
            <text:p>694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4.5" calcext:value-type="float">
            <text:p>694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4.8" calcext:value-type="float">
            <text:p>694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5.1" calcext:value-type="float">
            <text:p>695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5.4" calcext:value-type="float">
            <text:p>69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95.8" calcext:value-type="float">
            <text:p>695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6.1" calcext:value-type="float">
            <text:p>696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6.4" calcext:value-type="float">
            <text:p>696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6.7" calcext:value-type="float">
            <text:p>696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7.1" calcext:value-type="float">
            <text:p>69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97.4" calcext:value-type="float">
            <text:p>697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97.7" calcext:value-type="float">
            <text:p>697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98.4" calcext:value-type="float">
            <text:p>69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98.7" calcext:value-type="float">
            <text:p>698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699.3" calcext:value-type="float">
            <text:p>699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99.7" calcext:value-type="float">
            <text:p>69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00.3" calcext:value-type="float">
            <text:p>700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00.6" calcext:value-type="float">
            <text:p>70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01.3" calcext:value-type="float">
            <text:p>70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01.6" calcext:value-type="float">
            <text:p>701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1.9" calcext:value-type="float">
            <text:p>701,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702.3" calcext:value-type="float">
            <text:p>702,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02.6" calcext:value-type="float">
            <text:p>702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702.9" calcext:value-type="float">
            <text:p>702,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703.2" calcext:value-type="float">
            <text:p>703,2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703.6" calcext:value-type="float">
            <text:p>703,6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703.9" calcext:value-type="float">
            <text:p>703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.2" calcext:value-type="float">
            <text:p>704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.5" calcext:value-type="float">
            <text:p>704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04.9" calcext:value-type="float">
            <text:p>704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05.2" calcext:value-type="float">
            <text:p>705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05.5" calcext:value-type="float">
            <text:p>705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.8" calcext:value-type="float">
            <text:p>705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06.2" calcext:value-type="float">
            <text:p>706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06.5" calcext:value-type="float">
            <text:p>706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06.8" calcext:value-type="float">
            <text:p>706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07.1" calcext:value-type="float">
            <text:p>70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07.5" calcext:value-type="float">
            <text:p>707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07.8" calcext:value-type="float">
            <text:p>707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08.1" calcext:value-type="float">
            <text:p>70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08.4" calcext:value-type="float">
            <text:p>708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08.8" calcext:value-type="float">
            <text:p>70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09.1" calcext:value-type="float">
            <text:p>70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09.4" calcext:value-type="float">
            <text:p>709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09.7" calcext:value-type="float">
            <text:p>709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0.1" calcext:value-type="float">
            <text:p>710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0.4" calcext:value-type="float">
            <text:p>710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0.7" calcext:value-type="float">
            <text:p>71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11.3" calcext:value-type="float">
            <text:p>71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1.7" calcext:value-type="float">
            <text:p>711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2.3" calcext:value-type="float">
            <text:p>712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2.6" calcext:value-type="float">
            <text:p>712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3.3" calcext:value-type="float">
            <text:p>713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3.6" calcext:value-type="float">
            <text:p>713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3.9" calcext:value-type="float">
            <text:p>713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4.3" calcext:value-type="float">
            <text:p>714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4.6" calcext:value-type="float">
            <text:p>71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4.9" calcext:value-type="float">
            <text:p>71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5.2" calcext:value-type="float">
            <text:p>715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5.5" calcext:value-type="float">
            <text:p>71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5.9" calcext:value-type="float">
            <text:p>71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6.2" calcext:value-type="float">
            <text:p>716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6.5" calcext:value-type="float">
            <text:p>71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6.8" calcext:value-type="float">
            <text:p>71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7.2" calcext:value-type="float">
            <text:p>71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7.5" calcext:value-type="float">
            <text:p>717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17.8" calcext:value-type="float">
            <text:p>717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18.1" calcext:value-type="float">
            <text:p>71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8.5" calcext:value-type="float">
            <text:p>718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8.8" calcext:value-type="float">
            <text:p>718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9.1" calcext:value-type="float">
            <text:p>71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19.4" calcext:value-type="float">
            <text:p>719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19.7" calcext:value-type="float">
            <text:p>719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20.1" calcext:value-type="float">
            <text:p>720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20.4" calcext:value-type="float">
            <text:p>72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0.7" calcext:value-type="float">
            <text:p>720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1.3" calcext:value-type="float">
            <text:p>72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1.7" calcext:value-type="float">
            <text:p>721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2.3" calcext:value-type="float">
            <text:p>722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2.6" calcext:value-type="float">
            <text:p>72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3.3" calcext:value-type="float">
            <text:p>723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3.6" calcext:value-type="float">
            <text:p>723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3.9" calcext:value-type="float">
            <text:p>723,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724.2" calcext:value-type="float">
            <text:p>724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24.6" calcext:value-type="float">
            <text:p>724,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724.9" calcext:value-type="float">
            <text:p>724,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725.2" calcext:value-type="float">
            <text:p>725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25.5" calcext:value-type="float">
            <text:p>725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25.9" calcext:value-type="float">
            <text:p>72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6.2" calcext:value-type="float">
            <text:p>726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6.5" calcext:value-type="float">
            <text:p>72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6.8" calcext:value-type="float">
            <text:p>72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7.1" calcext:value-type="float">
            <text:p>72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7.5" calcext:value-type="float">
            <text:p>727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27.8" calcext:value-type="float">
            <text:p>727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28.1" calcext:value-type="float">
            <text:p>72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8.4" calcext:value-type="float">
            <text:p>72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8.7" calcext:value-type="float">
            <text:p>728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29.1" calcext:value-type="float">
            <text:p>729,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729.4" calcext:value-type="float">
            <text:p>729,4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729.7" calcext:value-type="float">
            <text:p>729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0.3" calcext:value-type="float">
            <text:p>730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0.7" calcext:value-type="float">
            <text:p>73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1.3" calcext:value-type="float">
            <text:p>73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1.6" calcext:value-type="float">
            <text:p>73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1.9" calcext:value-type="float">
            <text:p>731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2.3" calcext:value-type="float">
            <text:p>73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2.6" calcext:value-type="float">
            <text:p>73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2.9" calcext:value-type="float">
            <text:p>732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3.2" calcext:value-type="float">
            <text:p>733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3.5" calcext:value-type="float">
            <text:p>733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33.9" calcext:value-type="float">
            <text:p>733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34.2" calcext:value-type="float">
            <text:p>734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4.5" calcext:value-type="float">
            <text:p>734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4.8" calcext:value-type="float">
            <text:p>73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5.1" calcext:value-type="float">
            <text:p>735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5.5" calcext:value-type="float">
            <text:p>73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5.8" calcext:value-type="float">
            <text:p>73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6.1" calcext:value-type="float">
            <text:p>73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6.4" calcext:value-type="float">
            <text:p>73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6.7" calcext:value-type="float">
            <text:p>73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7.1" calcext:value-type="float">
            <text:p>737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7.4" calcext:value-type="float">
            <text:p>737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7.7" calcext:value-type="float">
            <text:p>737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38.3" calcext:value-type="float">
            <text:p>738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8.7" calcext:value-type="float">
            <text:p>73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9.3" calcext:value-type="float">
            <text:p>739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39.6" calcext:value-type="float">
            <text:p>739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39.9" calcext:value-type="float">
            <text:p>739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740.3" calcext:value-type="float">
            <text:p>740,3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740.6" calcext:value-type="float">
            <text:p>740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40.9" calcext:value-type="float">
            <text:p>740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41.2" calcext:value-type="float">
            <text:p>741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41.5" calcext:value-type="float">
            <text:p>74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41.9" calcext:value-type="float">
            <text:p>741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42.2" calcext:value-type="float">
            <text:p>742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42.5" calcext:value-type="float">
            <text:p>742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2.8" calcext:value-type="float">
            <text:p>742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43.1" calcext:value-type="float">
            <text:p>743,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43.4" calcext:value-type="float">
            <text:p>74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3.8" calcext:value-type="float">
            <text:p>743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44.1" calcext:value-type="float">
            <text:p>74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44.4" calcext:value-type="float">
            <text:p>744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4.7" calcext:value-type="float">
            <text:p>744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5.4" calcext:value-type="float">
            <text:p>745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5.7" calcext:value-type="float">
            <text:p>745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46.3" calcext:value-type="float">
            <text:p>746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46.6" calcext:value-type="float">
            <text:p>746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46.9" calcext:value-type="float">
            <text:p>746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7.3" calcext:value-type="float">
            <text:p>747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7.6" calcext:value-type="float">
            <text:p>747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7.9" calcext:value-type="float">
            <text:p>747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8.2" calcext:value-type="float">
            <text:p>748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8.5" calcext:value-type="float">
            <text:p>748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48.9" calcext:value-type="float">
            <text:p>748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49.2" calcext:value-type="float">
            <text:p>749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49.5" calcext:value-type="float">
            <text:p>74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49.8" calcext:value-type="float">
            <text:p>74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0.1" calcext:value-type="float">
            <text:p>750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50.4" calcext:value-type="float">
            <text:p>750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50.8" calcext:value-type="float">
            <text:p>750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1.1" calcext:value-type="float">
            <text:p>751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1.4" calcext:value-type="float">
            <text:p>751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1.7" calcext:value-type="float">
            <text:p>751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2.3" calcext:value-type="float">
            <text:p>752,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752.7" calcext:value-type="float">
            <text:p>752,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53.3" calcext:value-type="float">
            <text:p>753,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753.6" calcext:value-type="float">
            <text:p>753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53.9" calcext:value-type="float">
            <text:p>753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4.3" calcext:value-type="float">
            <text:p>75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4.6" calcext:value-type="float">
            <text:p>75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4.9" calcext:value-type="float">
            <text:p>754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5.2" calcext:value-type="float">
            <text:p>75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5.5" calcext:value-type="float">
            <text:p>75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5.8" calcext:value-type="float">
            <text:p>755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56.2" calcext:value-type="float">
            <text:p>756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56.5" calcext:value-type="float">
            <text:p>756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56.8" calcext:value-type="float">
            <text:p>756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7.1" calcext:value-type="float">
            <text:p>757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7.4" calcext:value-type="float">
            <text:p>757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7.7" calcext:value-type="float">
            <text:p>75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8.1" calcext:value-type="float">
            <text:p>75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8.4" calcext:value-type="float">
            <text:p>75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8.7" calcext:value-type="float">
            <text:p>75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9.3" calcext:value-type="float">
            <text:p>759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59.6" calcext:value-type="float">
            <text:p>759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59.9" calcext:value-type="float">
            <text:p>759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0.3" calcext:value-type="float">
            <text:p>760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0.6" calcext:value-type="float">
            <text:p>760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0.9" calcext:value-type="float">
            <text:p>76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1.2" calcext:value-type="float">
            <text:p>76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1.5" calcext:value-type="float">
            <text:p>761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1.8" calcext:value-type="float">
            <text:p>761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2.2" calcext:value-type="float">
            <text:p>76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2.5" calcext:value-type="float">
            <text:p>76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2.8" calcext:value-type="float">
            <text:p>76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3.1" calcext:value-type="float">
            <text:p>76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3.4" calcext:value-type="float">
            <text:p>763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3.7" calcext:value-type="float">
            <text:p>763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4.1" calcext:value-type="float">
            <text:p>76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64.4" calcext:value-type="float">
            <text:p>764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64.7" calcext:value-type="float">
            <text:p>764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5.3" calcext:value-type="float">
            <text:p>765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5.6" calcext:value-type="float">
            <text:p>765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5.9" calcext:value-type="float">
            <text:p>76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6.3" calcext:value-type="float">
            <text:p>76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66.6" calcext:value-type="float">
            <text:p>766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6.9" calcext:value-type="float">
            <text:p>76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67.2" calcext:value-type="float">
            <text:p>767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67.5" calcext:value-type="float">
            <text:p>767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67.8" calcext:value-type="float">
            <text:p>767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68.1" calcext:value-type="float">
            <text:p>768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.5" calcext:value-type="float">
            <text:p>768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68.8" calcext:value-type="float">
            <text:p>768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69.1" calcext:value-type="float">
            <text:p>769,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69.4" calcext:value-type="float">
            <text:p>769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69.7" calcext:value-type="float">
            <text:p>769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0.3" calcext:value-type="float">
            <text:p>770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0.7" calcext:value-type="float">
            <text:p>77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1.3" calcext:value-type="float">
            <text:p>77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1.6" calcext:value-type="float">
            <text:p>77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1.9" calcext:value-type="float">
            <text:p>771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2.2" calcext:value-type="float">
            <text:p>772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2.5" calcext:value-type="float">
            <text:p>77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2.9" calcext:value-type="float">
            <text:p>772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3.2" calcext:value-type="float">
            <text:p>773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3.5" calcext:value-type="float">
            <text:p>773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3.8" calcext:value-type="float">
            <text:p>773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4.1" calcext:value-type="float">
            <text:p>774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4.4" calcext:value-type="float">
            <text:p>77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4.7" calcext:value-type="float">
            <text:p>774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5.1" calcext:value-type="float">
            <text:p>775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75.4" calcext:value-type="float">
            <text:p>77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5.7" calcext:value-type="float">
            <text:p>77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6.3" calcext:value-type="float">
            <text:p>77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6.6" calcext:value-type="float">
            <text:p>776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6.9" calcext:value-type="float">
            <text:p>77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7.3" calcext:value-type="float">
            <text:p>77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7.6" calcext:value-type="float">
            <text:p>77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77.9" calcext:value-type="float">
            <text:p>777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78.2" calcext:value-type="float">
            <text:p>778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78.5" calcext:value-type="float">
            <text:p>778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778.8" calcext:value-type="float">
            <text:p>77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79.1" calcext:value-type="float">
            <text:p>77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9.4" calcext:value-type="float">
            <text:p>77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79.8" calcext:value-type="float">
            <text:p>77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0.1" calcext:value-type="float">
            <text:p>78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0.4" calcext:value-type="float">
            <text:p>78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0.7" calcext:value-type="float">
            <text:p>78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1.3" calcext:value-type="float">
            <text:p>78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1.6" calcext:value-type="float">
            <text:p>78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81.9" calcext:value-type="float">
            <text:p>781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2.3" calcext:value-type="float">
            <text:p>78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2.6" calcext:value-type="float">
            <text:p>782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2.9" calcext:value-type="float">
            <text:p>782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3.2" calcext:value-type="float">
            <text:p>783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3.5" calcext:value-type="float">
            <text:p>783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3.8" calcext:value-type="float">
            <text:p>783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4.1" calcext:value-type="float">
            <text:p>784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4.4" calcext:value-type="float">
            <text:p>78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4.8" calcext:value-type="float">
            <text:p>78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5.1" calcext:value-type="float">
            <text:p>785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5.4" calcext:value-type="float">
            <text:p>78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5.7" calcext:value-type="float">
            <text:p>78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6.3" calcext:value-type="float">
            <text:p>78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6.6" calcext:value-type="float">
            <text:p>786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6.9" calcext:value-type="float">
            <text:p>786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7.3" calcext:value-type="float">
            <text:p>787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7.6" calcext:value-type="float">
            <text:p>787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87.9" calcext:value-type="float">
            <text:p>787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8.2" calcext:value-type="float">
            <text:p>788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88.5" calcext:value-type="float">
            <text:p>788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88.8" calcext:value-type="float">
            <text:p>788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89.1" calcext:value-type="float">
            <text:p>789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89.4" calcext:value-type="float">
            <text:p>789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89.7" calcext:value-type="float">
            <text:p>78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0.1" calcext:value-type="float">
            <text:p>79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0.4" calcext:value-type="float">
            <text:p>790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0.7" calcext:value-type="float">
            <text:p>790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1.3" calcext:value-type="float">
            <text:p>79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1.6" calcext:value-type="float">
            <text:p>791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1.9" calcext:value-type="float">
            <text:p>791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92.2" calcext:value-type="float">
            <text:p>792,2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792.5" calcext:value-type="float">
            <text:p>792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2.9" calcext:value-type="float">
            <text:p>792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93.2" calcext:value-type="float">
            <text:p>793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3.5" calcext:value-type="float">
            <text:p>793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3.8" calcext:value-type="float">
            <text:p>793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4.1" calcext:value-type="float">
            <text:p>794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4.4" calcext:value-type="float">
            <text:p>794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94.7" calcext:value-type="float">
            <text:p>794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795.3" calcext:value-type="float">
            <text:p>795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795.6" calcext:value-type="float">
            <text:p>795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6.3" calcext:value-type="float">
            <text:p>79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6.6" calcext:value-type="float">
            <text:p>79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6.9" calcext:value-type="float">
            <text:p>796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7.2" calcext:value-type="float">
            <text:p>79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7.5" calcext:value-type="float">
            <text:p>797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97.8" calcext:value-type="float">
            <text:p>797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98.1" calcext:value-type="float">
            <text:p>798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98.4" calcext:value-type="float">
            <text:p>798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98.7" calcext:value-type="float">
            <text:p>798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99.1" calcext:value-type="float">
            <text:p>79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99.4" calcext:value-type="float">
            <text:p>79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99.7" calcext:value-type="float">
            <text:p>799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0.3" calcext:value-type="float">
            <text:p>800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0.6" calcext:value-type="float">
            <text:p>80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0.9" calcext:value-type="float">
            <text:p>80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1.2" calcext:value-type="float">
            <text:p>801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1.5" calcext:value-type="float">
            <text:p>801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1.8" calcext:value-type="float">
            <text:p>801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2.2" calcext:value-type="float">
            <text:p>802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2.5" calcext:value-type="float">
            <text:p>802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2.8" calcext:value-type="float">
            <text:p>802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3.1" calcext:value-type="float">
            <text:p>80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03.4" calcext:value-type="float">
            <text:p>803,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803.7" calcext:value-type="float">
            <text:p>803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04.3" calcext:value-type="float">
            <text:p>80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4.6" calcext:value-type="float">
            <text:p>804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4.9" calcext:value-type="float">
            <text:p>80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5.2" calcext:value-type="float">
            <text:p>805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5.6" calcext:value-type="float">
            <text:p>805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5.9" calcext:value-type="float">
            <text:p>805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6.2" calcext:value-type="float">
            <text:p>806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06.5" calcext:value-type="float">
            <text:p>806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06.8" calcext:value-type="float">
            <text:p>80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7.1" calcext:value-type="float">
            <text:p>80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7.4" calcext:value-type="float">
            <text:p>807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7.7" calcext:value-type="float">
            <text:p>807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8.3" calcext:value-type="float">
            <text:p>808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08.6" calcext:value-type="float">
            <text:p>808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08.9" calcext:value-type="float">
            <text:p>808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9.3" calcext:value-type="float">
            <text:p>809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09.6" calcext:value-type="float">
            <text:p>809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9.9" calcext:value-type="float">
            <text:p>809,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10.2" calcext:value-type="float">
            <text:p>810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810.5" calcext:value-type="float">
            <text:p>810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10.8" calcext:value-type="float">
            <text:p>810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11.1" calcext:value-type="float">
            <text:p>811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11.4" calcext:value-type="float">
            <text:p>811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1.7" calcext:value-type="float">
            <text:p>811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12.3" calcext:value-type="float">
            <text:p>812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12.6" calcext:value-type="float">
            <text:p>81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2.9" calcext:value-type="float">
            <text:p>812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3.3" calcext:value-type="float">
            <text:p>813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13.6" calcext:value-type="float">
            <text:p>813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13.9" calcext:value-type="float">
            <text:p>813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14.2" calcext:value-type="float">
            <text:p>814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4.5" calcext:value-type="float">
            <text:p>814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4.8" calcext:value-type="float">
            <text:p>814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5.1" calcext:value-type="float">
            <text:p>815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5.4" calcext:value-type="float">
            <text:p>815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15.7" calcext:value-type="float">
            <text:p>81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16.3" calcext:value-type="float">
            <text:p>816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16.6" calcext:value-type="float">
            <text:p>816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16.9" calcext:value-type="float">
            <text:p>816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17.2" calcext:value-type="float">
            <text:p>817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7.5" calcext:value-type="float">
            <text:p>817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7.9" calcext:value-type="float">
            <text:p>817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18.2" calcext:value-type="float">
            <text:p>818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18.5" calcext:value-type="float">
            <text:p>818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8.8" calcext:value-type="float">
            <text:p>818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19.1" calcext:value-type="float">
            <text:p>819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19.4" calcext:value-type="float">
            <text:p>81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19.7" calcext:value-type="float">
            <text:p>819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0.3" calcext:value-type="float">
            <text:p>820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0.6" calcext:value-type="float">
            <text:p>820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0.9" calcext:value-type="float">
            <text:p>820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1.2" calcext:value-type="float">
            <text:p>821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1.5" calcext:value-type="float">
            <text:p>821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1.8" calcext:value-type="float">
            <text:p>821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2.1" calcext:value-type="float">
            <text:p>822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2.4" calcext:value-type="float">
            <text:p>822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2.8" calcext:value-type="float">
            <text:p>82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3.1" calcext:value-type="float">
            <text:p>82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3.4" calcext:value-type="float">
            <text:p>823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3.7" calcext:value-type="float">
            <text:p>823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4.3" calcext:value-type="float">
            <text:p>82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4.6" calcext:value-type="float">
            <text:p>824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24.9" calcext:value-type="float">
            <text:p>824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25.2" calcext:value-type="float">
            <text:p>825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25.5" calcext:value-type="float">
            <text:p>825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5.8" calcext:value-type="float">
            <text:p>82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6.1" calcext:value-type="float">
            <text:p>826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826.4" calcext:value-type="float">
            <text:p>826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6.7" calcext:value-type="float">
            <text:p>826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27.3" calcext:value-type="float">
            <text:p>827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27.6" calcext:value-type="float">
            <text:p>827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7.9" calcext:value-type="float">
            <text:p>827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8.2" calcext:value-type="float">
            <text:p>828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8.6" calcext:value-type="float">
            <text:p>828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8.9" calcext:value-type="float">
            <text:p>82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29.2" calcext:value-type="float">
            <text:p>829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9.5" calcext:value-type="float">
            <text:p>829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29.8" calcext:value-type="float">
            <text:p>829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0.1" calcext:value-type="float">
            <text:p>83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0.4" calcext:value-type="float">
            <text:p>83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0.7" calcext:value-type="float">
            <text:p>83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1.3" calcext:value-type="float">
            <text:p>831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1.6" calcext:value-type="float">
            <text:p>831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1.9" calcext:value-type="float">
            <text:p>831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2.2" calcext:value-type="float">
            <text:p>832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2.5" calcext:value-type="float">
            <text:p>83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2.8" calcext:value-type="float">
            <text:p>832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833.1" calcext:value-type="float">
            <text:p>833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833.4" calcext:value-type="float">
            <text:p>833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3.7" calcext:value-type="float">
            <text:p>83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4.3" calcext:value-type="float">
            <text:p>834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4.6" calcext:value-type="float">
            <text:p>834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4.9" calcext:value-type="float">
            <text:p>834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5.2" calcext:value-type="float">
            <text:p>83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5.5" calcext:value-type="float">
            <text:p>83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5.8" calcext:value-type="float">
            <text:p>835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6.2" calcext:value-type="float">
            <text:p>836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6.5" calcext:value-type="float">
            <text:p>836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6.8" calcext:value-type="float">
            <text:p>836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7.1" calcext:value-type="float">
            <text:p>837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7.4" calcext:value-type="float">
            <text:p>837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7.7" calcext:value-type="float">
            <text:p>837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38.3" calcext:value-type="float">
            <text:p>838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8.6" calcext:value-type="float">
            <text:p>838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8.9" calcext:value-type="float">
            <text:p>83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9.2" calcext:value-type="float">
            <text:p>839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39.5" calcext:value-type="float">
            <text:p>839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39.8" calcext:value-type="float">
            <text:p>839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40.1" calcext:value-type="float">
            <text:p>84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0.4" calcext:value-type="float">
            <text:p>840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0.7" calcext:value-type="float">
            <text:p>84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1.3" calcext:value-type="float">
            <text:p>841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1.6" calcext:value-type="float">
            <text:p>841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1.9" calcext:value-type="float">
            <text:p>841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2.2" calcext:value-type="float">
            <text:p>842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2.5" calcext:value-type="float">
            <text:p>84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2.8" calcext:value-type="float">
            <text:p>84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3.1" calcext:value-type="float">
            <text:p>843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3.4" calcext:value-type="float">
            <text:p>843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3.7" calcext:value-type="float">
            <text:p>84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4.3" calcext:value-type="float">
            <text:p>844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4.6" calcext:value-type="float">
            <text:p>844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4.9" calcext:value-type="float">
            <text:p>844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5.2" calcext:value-type="float">
            <text:p>84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5.5" calcext:value-type="float">
            <text:p>845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45.8" calcext:value-type="float">
            <text:p>845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6.1" calcext:value-type="float">
            <text:p>84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6.4" calcext:value-type="float">
            <text:p>846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46.7" calcext:value-type="float">
            <text:p>846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7.3" calcext:value-type="float">
            <text:p>847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7.6" calcext:value-type="float">
            <text:p>847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7.9" calcext:value-type="float">
            <text:p>847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8.2" calcext:value-type="float">
            <text:p>848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48.5" calcext:value-type="float">
            <text:p>848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48.8" calcext:value-type="float">
            <text:p>848,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49.1" calcext:value-type="float">
            <text:p>849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49.4" calcext:value-type="float">
            <text:p>849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49.7" calcext:value-type="float">
            <text:p>849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0.1" calcext:value-type="float">
            <text:p>85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0.4" calcext:value-type="float">
            <text:p>850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0.7" calcext:value-type="float">
            <text:p>850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1.3" calcext:value-type="float">
            <text:p>85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1.6" calcext:value-type="float">
            <text:p>85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1.9" calcext:value-type="float">
            <text:p>851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2.2" calcext:value-type="float">
            <text:p>85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2.5" calcext:value-type="float">
            <text:p>852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2.8" calcext:value-type="float">
            <text:p>852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3.1" calcext:value-type="float">
            <text:p>853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3.4" calcext:value-type="float">
            <text:p>853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3.7" calcext:value-type="float">
            <text:p>85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4.3" calcext:value-type="float">
            <text:p>854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4.6" calcext:value-type="float">
            <text:p>854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4.9" calcext:value-type="float">
            <text:p>85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5.2" calcext:value-type="float">
            <text:p>855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5.5" calcext:value-type="float">
            <text:p>855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5.8" calcext:value-type="float">
            <text:p>855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6.1" calcext:value-type="float">
            <text:p>856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6.4" calcext:value-type="float">
            <text:p>856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6.7" calcext:value-type="float">
            <text:p>85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7.3" calcext:value-type="float">
            <text:p>857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7.6" calcext:value-type="float">
            <text:p>857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57.9" calcext:value-type="float">
            <text:p>857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58.2" calcext:value-type="float">
            <text:p>858,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8.5" calcext:value-type="float">
            <text:p>858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58.8" calcext:value-type="float">
            <text:p>858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9.1" calcext:value-type="float">
            <text:p>859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9.4" calcext:value-type="float">
            <text:p>859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59.7" calcext:value-type="float">
            <text:p>859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60.3" calcext:value-type="float">
            <text:p>860,3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0.5" calcext:value-type="float">
            <text:p>860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0.8" calcext:value-type="float">
            <text:p>860,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1.1" calcext:value-type="float">
            <text:p>861,1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861.4" calcext:value-type="float">
            <text:p>861,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861.7" calcext:value-type="float">
            <text:p>861,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2.3" calcext:value-type="float">
            <text:p>862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2.6" calcext:value-type="float">
            <text:p>862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2.9" calcext:value-type="float">
            <text:p>862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3.2" calcext:value-type="float">
            <text:p>863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3.5" calcext:value-type="float">
            <text:p>863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3.8" calcext:value-type="float">
            <text:p>863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4.1" calcext:value-type="float">
            <text:p>864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4.4" calcext:value-type="float">
            <text:p>864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4.7" calcext:value-type="float">
            <text:p>864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5.3" calcext:value-type="float">
            <text:p>865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5.6" calcext:value-type="float">
            <text:p>865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5.9" calcext:value-type="float">
            <text:p>865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6.2" calcext:value-type="float">
            <text:p>866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6.5" calcext:value-type="float">
            <text:p>866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6.8" calcext:value-type="float">
            <text:p>866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7.1" calcext:value-type="float">
            <text:p>867,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7.4" calcext:value-type="float">
            <text:p>867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67.7" calcext:value-type="float">
            <text:p>867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8.3" calcext:value-type="float">
            <text:p>868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8.6" calcext:value-type="float">
            <text:p>868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8.9" calcext:value-type="float">
            <text:p>868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69.2" calcext:value-type="float">
            <text:p>869,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69.5" calcext:value-type="float">
            <text:p>86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69.8" calcext:value-type="float">
            <text:p>869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0.1" calcext:value-type="float">
            <text:p>870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0.4" calcext:value-type="float">
            <text:p>870,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70.7" calcext:value-type="float">
            <text:p>870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1.3" calcext:value-type="float">
            <text:p>871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1.6" calcext:value-type="float">
            <text:p>871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1.9" calcext:value-type="float">
            <text:p>871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2.2" calcext:value-type="float">
            <text:p>872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2.5" calcext:value-type="float">
            <text:p>87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2.8" calcext:value-type="float">
            <text:p>872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3.1" calcext:value-type="float">
            <text:p>873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3.4" calcext:value-type="float">
            <text:p>873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3.7" calcext:value-type="float">
            <text:p>873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3.9" calcext:value-type="float">
            <text:p>873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4.2" calcext:value-type="float">
            <text:p>874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4.5" calcext:value-type="float">
            <text:p>874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4.8" calcext:value-type="float">
            <text:p>874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875.1" calcext:value-type="float">
            <text:p>875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5.4" calcext:value-type="float">
            <text:p>875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5.7" calcext:value-type="float">
            <text:p>875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6.3" calcext:value-type="float">
            <text:p>876,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6.6" calcext:value-type="float">
            <text:p>876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6.9" calcext:value-type="float">
            <text:p>876,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77.2" calcext:value-type="float">
            <text:p>87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77.5" calcext:value-type="float">
            <text:p>877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77.8" calcext:value-type="float">
            <text:p>877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78.1" calcext:value-type="float">
            <text:p>878,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8.4" calcext:value-type="float">
            <text:p>87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78.7" calcext:value-type="float">
            <text:p>878,7</text:p>
          </table:table-cell>
          <table:table-cell office:value-type="float" office:value="2.5" calcext:value-type="float">
            <text:p>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8:02:30.928000000</meta:creation-date>
    <dc:date>2021-08-20T18:02:41.326000000</dc:date>
    <meta:editing-duration>PT10S</meta:editing-duration>
    <meta:editing-cycles>1</meta:editing-cycles>
    <meta:document-statistic meta:table-count="1" meta:cell-count="4098" meta:object-count="0"/>
    <meta:generator>LibreOffice/7.1.4.2$Windows_X86_64 LibreOffice_project/a529a4fab45b75fefc5b6226684193eb000654f6</meta:generator>
  </office:meta>
</office:document-meta>
</file>